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21/" manifest:media-type="application/vnd.oasis.opendocument.chart"/>
  <manifest:file-entry manifest:full-path="Object 2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0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13" style:family="table-cell" style:parent-style-name="Default" style:data-style-name="N0">
      <style:table-cell-properties fo:border="2pt solid #000000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18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fo:background-color="transparen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2.20486111111111cm"/>
    </style:style>
    <style:style style:name="co3" style:family="table-column">
      <style:table-column-properties fo:break-before="auto" style:column-width="2.50472222222222cm"/>
    </style:style>
    <style:style style:name="co4" style:family="table-column">
      <style:table-column-properties fo:break-before="auto" style:column-width="0.987777777777778cm"/>
    </style:style>
    <style:style style:name="co5" style:family="table-column">
      <style:table-column-properties fo:break-before="auto" style:column-width="3.77472222222222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2.87513888888889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46944444444444cm"/>
    </style:style>
    <style:style style:name="co10" style:family="table-column">
      <style:table-column-properties fo:break-before="auto" style:column-width="2.36361111111111cm"/>
    </style:style>
    <style:style style:name="co11" style:family="table-column">
      <style:table-column-properties fo:break-before="auto" style:column-width="2.69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4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inal_results_HB,_2B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16377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2">
            <text:p>HB</text:p>
          </table:table-cell>
          <table:table-cell office:value-type="string" table:style-name="ce13">
            <text:p>Tension</text:p>
          </table:table-cell>
          <table:table-cell table:style-name="ce12"/>
          <table:table-cell office:value-type="string" table:style-name="ce13">
            <text:p>Compression</text:p>
          </table:table-cell>
          <table:table-cell table:style-name="ce14"/>
          <table:table-cell table:style-name="ce1"/>
          <table:table-cell office:value-type="string" table:style-name="ce2">
            <text:p>Compression</text:p>
          </table:table-cell>
          <table:table-cell office:value-type="string" table:style-name="ce3">
            <text:p>Tension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Sans déformation</text:p>
          </table:table-cell>
          <table:table-cell office:value-type="float" office:value="178" table:style-name="ce10">
            <text:p>178</text:p>
          </table:table-cell>
          <table:table-cell table:style-name="ce4"/>
          <table:table-cell office:value-type="float" office:value="67" table:style-name="ce10">
            <text:p>67</text:p>
          </table:table-cell>
          <table:table-cell table:style-name="ce6"/>
          <table:table-cell table:style-name="ce1"/>
          <table:table-cell office:value-type="string" table:style-name="ce7">
            <text:p>deltaR/R0</text:p>
          </table:table-cell>
          <table:table-cell office:value-type="string" table:style-name="ce9">
            <text:p>deltaR/R0</text:p>
          </table:table-cell>
          <table:table-cell table:number-columns-repeated="16376"/>
        </table:table-row>
        <table:table-row table:style-name="ro2">
          <table:table-cell office:value-type="float" office:value="4.95" table:style-name="ce4">
            <text:p>4.95</text:p>
          </table:table-cell>
          <table:table-cell office:value-type="float" office:value="229" table:style-name="ce10">
            <text:p>229</text:p>
          </table:table-cell>
          <table:table-cell office:value-type="float" office:value="5.0505050505050501E-3" table:formula="of:=0.0005/(0.01*2*[.A4])" table:style-name="ce4">
            <text:p>0.005050505</text:p>
          </table:table-cell>
          <table:table-cell office:value-type="float" office:value="61" table:style-name="ce10">
            <text:p>61</text:p>
          </table:table-cell>
          <table:table-cell office:value-type="float" office:value="-5.0505050505050501E-3" table:formula="of:=-[.C4]" table:style-name="ce6">
            <text:p>-0.005050505</text:p>
          </table:table-cell>
          <table:table-cell table:style-name="ce1"/>
          <table:table-cell office:value-type="float" office:value="60" table:formula="of:=[.D4]-[.D3]/[.D3]" table:style-name="ce4">
            <text:p>60</text:p>
          </table:table-cell>
          <table:table-cell office:value-type="float" office:value="228" table:formula="of:=[.B4]-[.B3]/[.B3]" table:style-name="ce6">
            <text:p>228</text:p>
          </table:table-cell>
          <table:table-cell/>
          <table:table-cell table:style-name="ce1">
            <draw:frame draw:z-index="2" draw:id="id1" draw:style-name="a1" draw:name="Graphique 3" svg:x="0.25298in" svg:y="0.15774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1" draw:id="id0" draw:style-name="a0" draw:name="Graphique 1" svg:x="0.44263in" svg:y="0.11432in" svg:width="5.0057in" svg:height="3.0357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3" draw:id="id2" draw:style-name="a2" draw:name="Graphique 6" svg:x="0.66612in" svg:y="0.08096in" svg:width="4.96209in" svg:height="2.92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2"/>
        </table:table-row>
        <table:table-row table:style-name="ro2">
          <table:table-cell office:value-type="float" office:value="4.45" table:formula="of:=[.A4]-0.5" table:style-name="ce4">
            <text:p>4.45</text:p>
          </table:table-cell>
          <table:table-cell office:value-type="float" office:value="245" table:style-name="ce10">
            <text:p>245</text:p>
          </table:table-cell>
          <table:table-cell office:value-type="float" office:value="5.6179775280898875E-3" table:formula="of:=0.0005/(0.01*2*[.A5])" table:style-name="ce4">
            <text:p>0.005617978</text:p>
          </table:table-cell>
          <table:table-cell office:value-type="float" office:value="57" table:style-name="ce10">
            <text:p>57</text:p>
          </table:table-cell>
          <table:table-cell office:value-type="float" office:value="-5.6179775280898875E-3" table:formula="of:=-[.C5]" table:style-name="ce6">
            <text:p>-0.005617978</text:p>
          </table:table-cell>
          <table:table-cell table:style-name="ce1"/>
          <table:table-cell office:value-type="float" office:value="56" table:formula="of:=[.D5]-[.D4]/[.D4]" table:style-name="ce4">
            <text:p>56</text:p>
          </table:table-cell>
          <table:table-cell office:value-type="float" office:value="244" table:formula="of:=[.B5]-[.B4]/[.B4]" table:style-name="ce6">
            <text:p>244</text:p>
          </table:table-cell>
          <table:table-cell table:number-columns-repeated="16376"/>
        </table:table-row>
        <table:table-row table:style-name="ro2">
          <table:table-cell office:value-type="float" office:value="3.95" table:formula="of:=[.A5]-0.5" table:style-name="ce4">
            <text:p>3.95</text:p>
          </table:table-cell>
          <table:table-cell office:value-type="float" office:value="252" table:style-name="ce10">
            <text:p>252</text:p>
          </table:table-cell>
          <table:table-cell office:value-type="float" office:value="6.3291139240506328E-3" table:formula="of:=0.0005/(0.01*2*[.A6])" table:style-name="ce4">
            <text:p>0.006329114</text:p>
          </table:table-cell>
          <table:table-cell office:value-type="float" office:value="53" table:style-name="ce10">
            <text:p>53</text:p>
          </table:table-cell>
          <table:table-cell office:value-type="float" office:value="-6.3291139240506328E-3" table:formula="of:=-[.C6]" table:style-name="ce6">
            <text:p>-0.006329114</text:p>
          </table:table-cell>
          <table:table-cell table:style-name="ce1"/>
          <table:table-cell office:value-type="float" office:value="52" table:formula="of:=[.D6]-[.D5]/[.D5]" table:style-name="ce4">
            <text:p>52</text:p>
          </table:table-cell>
          <table:table-cell office:value-type="float" office:value="251" table:formula="of:=[.B6]-[.B5]/[.B5]" table:style-name="ce6">
            <text:p>251</text:p>
          </table:table-cell>
          <table:table-cell table:number-columns-repeated="16376"/>
        </table:table-row>
        <table:table-row table:style-name="ro2">
          <table:table-cell office:value-type="float" office:value="3.45" table:formula="of:=[.A6]-0.5" table:style-name="ce4">
            <text:p>3.45</text:p>
          </table:table-cell>
          <table:table-cell office:value-type="float" office:value="286" table:style-name="ce10">
            <text:p>286</text:p>
          </table:table-cell>
          <table:table-cell office:value-type="float" office:value="7.2463768115942021E-3" table:formula="of:=0.0005/(0.01*2*[.A7])" table:style-name="ce4">
            <text:p>0.007246377</text:p>
          </table:table-cell>
          <table:table-cell office:value-type="float" office:value="55" table:style-name="ce10">
            <text:p>55</text:p>
          </table:table-cell>
          <table:table-cell office:value-type="float" office:value="-7.2463768115942021E-3" table:formula="of:=-[.C7]" table:style-name="ce6">
            <text:p>-0.007246377</text:p>
          </table:table-cell>
          <table:table-cell table:style-name="ce1"/>
          <table:table-cell office:value-type="float" office:value="54" table:formula="of:=[.D7]-[.D6]/[.D6]" table:style-name="ce4">
            <text:p>54</text:p>
          </table:table-cell>
          <table:table-cell office:value-type="float" office:value="285" table:formula="of:=[.B7]-[.B6]/[.B6]" table:style-name="ce6">
            <text:p>285</text:p>
          </table:table-cell>
          <table:table-cell table:number-columns-repeated="16376"/>
        </table:table-row>
        <table:table-row table:style-name="ro2">
          <table:table-cell office:value-type="float" office:value="2.95" table:formula="of:=[.A7]-0.5" table:style-name="ce4">
            <text:p>2.95</text:p>
          </table:table-cell>
          <table:table-cell office:value-type="float" office:value="295" table:style-name="ce10">
            <text:p>295</text:p>
          </table:table-cell>
          <table:table-cell office:value-type="float" office:value="8.4745762711864406E-3" table:formula="of:=0.0005/(0.01*2*[.A8])" table:style-name="ce4">
            <text:p>0.008474576</text:p>
          </table:table-cell>
          <table:table-cell office:value-type="float" office:value="48" table:style-name="ce10">
            <text:p>48</text:p>
          </table:table-cell>
          <table:table-cell office:value-type="float" office:value="-8.4745762711864406E-3" table:formula="of:=-[.C8]" table:style-name="ce6">
            <text:p>-0.008474576</text:p>
          </table:table-cell>
          <table:table-cell table:style-name="ce1"/>
          <table:table-cell office:value-type="float" office:value="47" table:formula="of:=[.D8]-[.D7]/[.D7]" table:style-name="ce4">
            <text:p>47</text:p>
          </table:table-cell>
          <table:table-cell office:value-type="float" office:value="294" table:formula="of:=[.B8]-[.B7]/[.B7]" table:style-name="ce6">
            <text:p>294</text:p>
          </table:table-cell>
          <table:table-cell table:number-columns-repeated="16376"/>
        </table:table-row>
        <table:table-row table:style-name="ro2">
          <table:table-cell office:value-type="float" office:value="2.4500000000000002" table:formula="of:=[.A8]-0.5" table:style-name="ce4">
            <text:p>2.45</text:p>
          </table:table-cell>
          <table:table-cell office:value-type="float" office:value="312" table:style-name="ce10">
            <text:p>312</text:p>
          </table:table-cell>
          <table:table-cell office:value-type="float" office:value="1.020408163265306E-2" table:formula="of:=0.0005/(0.01*2*[.A9])" table:style-name="ce4">
            <text:p>0.010204082</text:p>
          </table:table-cell>
          <table:table-cell office:value-type="float" office:value="36" table:style-name="ce10">
            <text:p>36</text:p>
          </table:table-cell>
          <table:table-cell office:value-type="float" office:value="-1.020408163265306E-2" table:formula="of:=-[.C9]" table:style-name="ce6">
            <text:p>-0.010204082</text:p>
          </table:table-cell>
          <table:table-cell table:style-name="ce1"/>
          <table:table-cell office:value-type="float" office:value="35" table:formula="of:=[.D9]-[.D8]/[.D8]" table:style-name="ce4">
            <text:p>35</text:p>
          </table:table-cell>
          <table:table-cell office:value-type="float" office:value="311" table:formula="of:=[.B9]-[.B8]/[.B8]" table:style-name="ce6">
            <text:p>311</text:p>
          </table:table-cell>
          <table:table-cell table:number-columns-repeated="16376"/>
        </table:table-row>
        <table:table-row table:style-name="ro1">
          <table:table-cell office:value-type="float" office:value="1.9500000000000002" table:formula="of:=[.A9]-0.5" table:style-name="ce4">
            <text:p>1.95</text:p>
          </table:table-cell>
          <table:table-cell office:value-type="float" office:value="344" table:style-name="ce10">
            <text:p>344</text:p>
          </table:table-cell>
          <table:table-cell office:value-type="float" office:value="1.2820512820512818E-2" table:formula="of:=0.0005/(0.01*2*[.A10])" table:style-name="ce4">
            <text:p>0.012820513</text:p>
          </table:table-cell>
          <table:table-cell office:value-type="float" office:value="28" table:style-name="ce10">
            <text:p>28</text:p>
          </table:table-cell>
          <table:table-cell office:value-type="float" office:value="-1.2820512820512818E-2" table:formula="of:=-[.C10]" table:style-name="ce6">
            <text:p>-0.012820513</text:p>
          </table:table-cell>
          <table:table-cell table:style-name="ce1"/>
          <table:table-cell office:value-type="float" office:value="27" table:formula="of:=[.D10]-[.D9]/[.D9]" table:style-name="ce7">
            <text:p>27</text:p>
          </table:table-cell>
          <table:table-cell office:value-type="float" office:value="343" table:formula="of:=[.B10]-[.B9]/[.B9]" table:style-name="ce9">
            <text:p>34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2B</text:p>
          </table:table-cell>
          <table:table-cell office:value-type="string" table:style-name="ce13">
            <text:p>Tension</text:p>
          </table:table-cell>
          <table:table-cell table:style-name="ce12"/>
          <table:table-cell office:value-type="string" table:style-name="ce13">
            <text:p>Compression</text:p>
          </table:table-cell>
          <table:table-cell table:style-name="ce14"/>
          <table:table-cell table:number-columns-repeated="16379" table:style-name="ce1"/>
        </table:table-row>
        <table:table-row table:style-name="ro2">
          <table:table-cell office:value-type="string" table:style-name="ce4">
            <text:p>Sans déformation</text:p>
          </table:table-cell>
          <table:table-cell office:value-type="float" office:value="21" table:style-name="ce10">
            <text:p>21</text:p>
          </table:table-cell>
          <table:table-cell table:style-name="ce4"/>
          <table:table-cell office:value-type="float" office:value="30" table:style-name="ce10">
            <text:p>30</text:p>
          </table:table-cell>
          <table:table-cell table:style-name="ce6"/>
          <table:table-cell table:number-columns-repeated="16379" table:style-name="ce1"/>
        </table:table-row>
        <table:table-row table:style-name="ro2">
          <table:table-cell office:value-type="float" office:value="4.95" table:style-name="ce4">
            <text:p>4.95</text:p>
          </table:table-cell>
          <table:table-cell office:value-type="float" office:value="37" table:style-name="ce10">
            <text:p>37</text:p>
          </table:table-cell>
          <table:table-cell office:value-type="float" office:value="5.0505050505050501E-3" table:formula="of:=0.0005/(0.01*2*[.A13])" table:style-name="ce4">
            <text:p>0.005050505</text:p>
          </table:table-cell>
          <table:table-cell office:value-type="float" office:value="27" table:style-name="ce10">
            <text:p>27</text:p>
          </table:table-cell>
          <table:table-cell office:value-type="float" office:value="-5.0505050505050501E-3" table:formula="of:=-[.C13]" table:style-name="ce6">
            <text:p>-0.005050505</text:p>
          </table:table-cell>
          <table:table-cell table:number-columns-repeated="16379" table:style-name="ce1"/>
        </table:table-row>
        <table:table-row table:style-name="ro2">
          <table:table-cell office:value-type="float" office:value="4.45" table:formula="of:=[.A13]-0.5" table:style-name="ce4">
            <text:p>4.45</text:p>
          </table:table-cell>
          <table:table-cell office:value-type="float" office:value="37" table:style-name="ce10">
            <text:p>37</text:p>
          </table:table-cell>
          <table:table-cell office:value-type="float" office:value="5.6179775280898875E-3" table:formula="of:=0.0005/(0.01*2*[.A14])" table:style-name="ce4">
            <text:p>0.005617978</text:p>
          </table:table-cell>
          <table:table-cell office:value-type="float" office:value="25" table:style-name="ce10">
            <text:p>25</text:p>
          </table:table-cell>
          <table:table-cell office:value-type="float" office:value="-5.6179775280898875E-3" table:formula="of:=-[.C14]" table:style-name="ce6">
            <text:p>-0.005617978</text:p>
          </table:table-cell>
          <table:table-cell table:number-columns-repeated="16379" table:style-name="ce1"/>
        </table:table-row>
        <table:table-row table:style-name="ro2">
          <table:table-cell office:value-type="float" office:value="3.95" table:formula="of:=[.A14]-0.5" table:style-name="ce4">
            <text:p>3.95</text:p>
          </table:table-cell>
          <table:table-cell office:value-type="float" office:value="37" table:style-name="ce10">
            <text:p>37</text:p>
          </table:table-cell>
          <table:table-cell office:value-type="float" office:value="6.3291139240506328E-3" table:formula="of:=0.0005/(0.01*2*[.A15])" table:style-name="ce4">
            <text:p>0.006329114</text:p>
          </table:table-cell>
          <table:table-cell office:value-type="float" office:value="22" table:style-name="ce10">
            <text:p>22</text:p>
          </table:table-cell>
          <table:table-cell office:value-type="float" office:value="-6.3291139240506328E-3" table:formula="of:=-[.C15]" table:style-name="ce6">
            <text:p>-0.006329114</text:p>
          </table:table-cell>
          <table:table-cell table:number-columns-repeated="16379" table:style-name="ce1"/>
        </table:table-row>
        <table:table-row table:style-name="ro2">
          <table:table-cell office:value-type="float" office:value="3.45" table:formula="of:=[.A15]-0.5" table:style-name="ce4">
            <text:p>3.45</text:p>
          </table:table-cell>
          <table:table-cell office:value-type="float" office:value="39" table:style-name="ce10">
            <text:p>39</text:p>
          </table:table-cell>
          <table:table-cell office:value-type="float" office:value="7.2463768115942021E-3" table:formula="of:=0.0005/(0.01*2*[.A16])" table:style-name="ce4">
            <text:p>0.007246377</text:p>
          </table:table-cell>
          <table:table-cell office:value-type="float" office:value="21" table:style-name="ce10">
            <text:p>21</text:p>
          </table:table-cell>
          <table:table-cell office:value-type="float" office:value="-7.2463768115942021E-3" table:formula="of:=-[.C16]" table:style-name="ce6">
            <text:p>-0.007246377</text:p>
          </table:table-cell>
          <table:table-cell table:number-columns-repeated="16379" table:style-name="ce1"/>
        </table:table-row>
        <table:table-row table:style-name="ro2">
          <table:table-cell office:value-type="float" office:value="2.95" table:formula="of:=[.A16]-0.5" table:style-name="ce4">
            <text:p>2.95</text:p>
          </table:table-cell>
          <table:table-cell office:value-type="float" office:value="46" table:style-name="ce10">
            <text:p>46</text:p>
          </table:table-cell>
          <table:table-cell office:value-type="float" office:value="8.4745762711864406E-3" table:formula="of:=0.0005/(0.01*2*[.A17])" table:style-name="ce4">
            <text:p>0.008474576</text:p>
          </table:table-cell>
          <table:table-cell office:value-type="float" office:value="18" table:style-name="ce10">
            <text:p>18</text:p>
          </table:table-cell>
          <table:table-cell office:value-type="float" office:value="-8.4745762711864406E-3" table:formula="of:=-[.C17]" table:style-name="ce6">
            <text:p>-0.008474576</text:p>
          </table:table-cell>
          <table:table-cell table:number-columns-repeated="16379"/>
        </table:table-row>
        <table:table-row table:style-name="ro2">
          <table:table-cell office:value-type="float" office:value="2.4500000000000002" table:formula="of:=[.A17]-0.5" table:style-name="ce4">
            <text:p>2.45</text:p>
          </table:table-cell>
          <table:table-cell office:value-type="float" office:value="57" table:style-name="ce10">
            <text:p>57</text:p>
          </table:table-cell>
          <table:table-cell office:value-type="float" office:value="1.020408163265306E-2" table:formula="of:=0.0005/(0.01*2*[.A18])" table:style-name="ce4">
            <text:p>0.010204082</text:p>
          </table:table-cell>
          <table:table-cell office:value-type="float" office:value="17" table:style-name="ce10">
            <text:p>17</text:p>
          </table:table-cell>
          <table:table-cell office:value-type="float" office:value="-1.020408163265306E-2" table:formula="of:=-[.C18]" table:style-name="ce6">
            <text:p>-0.010204082</text:p>
          </table:table-cell>
          <table:table-cell table:number-columns-repeated="16379"/>
        </table:table-row>
        <table:table-row table:style-name="ro2">
          <table:table-cell office:value-type="float" office:value="1.9500000000000002" table:formula="of:=[.A18]-0.5" table:style-name="ce4">
            <text:p>1.95</text:p>
          </table:table-cell>
          <table:table-cell office:value-type="float" office:value="67" table:style-name="ce10">
            <text:p>67</text:p>
          </table:table-cell>
          <table:table-cell office:value-type="float" office:value="1.2820512820512818E-2" table:formula="of:=0.0005/(0.01*2*[.A19])" table:style-name="ce4">
            <text:p>0.012820513</text:p>
          </table:table-cell>
          <table:table-cell office:value-type="float" office:value="16" table:style-name="ce10">
            <text:p>16</text:p>
          </table:table-cell>
          <table:table-cell office:value-type="float" office:value="-1.2820512820512818E-2" table:formula="of:=-[.C19]" table:style-name="ce6">
            <text:p>-0.012820513</text:p>
          </table:table-cell>
          <table:table-cell table:number-columns-repeated="16379"/>
        </table:table-row>
        <table:table-row table:style-name="ro1">
          <table:table-cell office:value-type="float" office:value="1.4500000000000002" table:formula="of:=[.A19]-0.5" table:style-name="ce7">
            <text:p>1.45</text:p>
          </table:table-cell>
          <table:table-cell office:value-type="float" office:value="80" table:style-name="ce11">
            <text:p>80</text:p>
          </table:table-cell>
          <table:table-cell office:value-type="float" office:value="1.7241379310344824E-2" table:formula="of:=0.0005/(0.01*2*[.A20])" table:style-name="ce7">
            <text:p>0.017241379</text:p>
          </table:table-cell>
          <table:table-cell office:value-type="float" office:value="13" table:style-name="ce11">
            <text:p>13</text:p>
          </table:table-cell>
          <table:table-cell office:value-type="float" office:value="-1.7241379310344824E-2" table:formula="of:=-[.C20]" table:style-name="ce9">
            <text:p>-0.017241379</text:p>
          </table:table-cell>
          <table:table-cell table:number-columns-repeated="16379"/>
        </table:table-row>
        <table:table-row table:style-name="ro2">
          <table:table-cell table:number-columns-repeated="9" table:style-name="ce1"/>
          <table:table-cell table:style-name="ce1">
            <draw:frame draw:z-index="4" draw:id="id3" draw:style-name="a3" draw:name="Graphique 8" svg:x="0.23694in" svg:y="0.01773in" svg:width="5.00152in" svg:height="3.11212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table:number-columns-repeated="15"/>
          <table:table-cell table:style-name="ce1">
            <draw:frame draw:z-index="6" draw:id="id5" draw:style-name="a5" draw:name="Graphique 10" svg:x="0.22222in" svg:y="0.00115in" svg:width="5.16915in" svg:height="3.06101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number-rows-repeated="34" table:style-name="ro3">
          <table:table-cell table:number-columns-repeated="16384"/>
        </table:table-row>
        <table:table-row table:style-name="ro3">
          <table:table-cell/>
          <table:table-cell table:style-name="ce1">
            <draw:frame draw:z-index="5" draw:id="id4" draw:style-name="a4" draw:name="Graphique 9" svg:x="0.10638in" svg:y="0.16667in" svg:width="5.00127in" svg:height="3.1175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19" table:style-name="ro3">
          <table:table-cell table:number-columns-repeated="16384"/>
        </table:table-row>
      </table:table>
      <table:table table:name="Test_bench_Measures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number-columns-repeated="16374" table:default-cell-style-name="ce1"/>
        <table:table-row table:style-name="ro4">
          <table:table-cell office:value-type="string" table:style-name="ce1">
            <text:p><text:s/></text:p>
          </table:table-cell>
          <table:table-cell office:value-type="string" table:style-name="ce13">
            <text:p>Type de crayon</text:p>
          </table:table-cell>
          <table:table-cell office:value-type="string" table:style-name="ce16">
            <text:p>Voltage sans déformation (V)<text:s/></text:p>
          </table:table-cell>
          <table:table-cell office:value-type="string" table:style-name="ce16">
            <text:p>Résistance sans déformation (Mohm)</text:p>
          </table:table-cell>
          <table:table-cell office:value-type="string" table:style-name="ce17">
            <text:p>Cercle</text:p>
          </table:table-cell>
          <table:table-cell office:value-type="string" table:style-name="ce17">
            <text:p>Voltage(V)</text:p>
          </table:table-cell>
          <table:table-cell office:value-type="string" table:style-name="ce17">
            <text:p>Diamètre (cm)</text:p>
          </table:table-cell>
          <table:table-cell office:value-type="string" table:style-name="ce16">
            <text:p>Rayon de courbure (m)</text:p>
          </table:table-cell>
          <table:table-cell office:value-type="string" table:style-name="ce17">
            <text:p>R (Mohms)</text:p>
          </table:table-cell>
          <table:table-cell office:value-type="string" table:style-name="ce18">
            <text:p>Déformation (sans unité)</text:p>
          </table:table-cell>
          <table:table-cell table:style-name="ce15"/>
          <table:table-cell table:style-name="ce1">
            <draw:frame draw:z-index="9" draw:id="id14" draw:style-name="a14" draw:name="Graphique 9" svg:x="0.19231in" svg:y="0.16453in" svg:width="3.28526in" svg:height="1.99285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1" draw:id="id6" draw:style-name="a6" draw:name="Graphique 1" svg:x="0.4529in" svg:y="0.16346in" svg:width="2.77174in" svg:height="1.88365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2">
          <table:table-cell table:style-name="ce1"/>
          <table:table-cell office:value-type="string" table:style-name="ce10">
            <text:p>B en compression</text:p>
          </table:table-cell>
          <table:table-cell office:value-type="float" office:value="0.72" table:style-name="ce5">
            <text:p>0.72</text:p>
          </table:table-cell>
          <table:table-cell office:value-type="float" office:value="73" table:style-name="ce5">
            <text:p>73</text:p>
          </table:table-cell>
          <table:table-cell office:value-type="float" office:value="1" table:style-name="ce5">
            <text:p>1</text:p>
          </table:table-cell>
          <table:table-cell office:value-type="float" office:value="0.61" table:style-name="ce5">
            <text:p>0.61</text:p>
          </table:table-cell>
          <table:table-cell office:value-type="float" office:value="4.95" table:style-name="ce5">
            <text:p>4.95</text:p>
          </table:table-cell>
          <table:table-cell office:value-type="float" office:value="2.4750000000000001E-2" table:formula="of:=[.G2]/2*10^(-2)" table:style-name="ce5">
            <text:p>0.02475</text:p>
          </table:table-cell>
          <table:table-cell office:value-type="float" office:value="662" table:style-name="ce15">
            <text:p>662</text:p>
          </table:table-cell>
          <table:table-cell office:value-type="float" office:value="-1.01010101010101E-2" table:formula="of:=-0.0005/(2*[.H2])" table:style-name="ce6">
            <text:p>-0.01010101</text:p>
          </table:table-cell>
          <table:table-cell table:style-name="ce5"/>
          <table:table-cell table:number-columns-repeated="16373"/>
        </table:table-row>
        <table:table-row table:style-name="ro2">
          <table:table-cell table:style-name="ce1"/>
          <table:table-cell table:style-name="ce10"/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0.75" table:style-name="ce5">
            <text:p>0.75</text:p>
          </table:table-cell>
          <table:table-cell office:value-type="float" office:value="4.45" table:style-name="ce5">
            <text:p>4.45</text:p>
          </table:table-cell>
          <table:table-cell office:value-type="float" office:value="2.2250000000000002E-2" table:formula="of:=[.G3]/2*10^(-2)" table:style-name="ce5">
            <text:p>0.02225</text:p>
          </table:table-cell>
          <table:table-cell office:value-type="float" office:value="653" table:style-name="ce15">
            <text:p>653</text:p>
          </table:table-cell>
          <table:table-cell office:value-type="float" office:value="-1.1235955056179775E-2" table:formula="of:=-0.0005/(2*[.H3])" table:style-name="ce6">
            <text:p>-0.011235955</text:p>
          </table:table-cell>
          <table:table-cell table:style-name="ce5"/>
          <table:table-cell table:number-columns-repeated="16373"/>
        </table:table-row>
        <table:table-row table:style-name="ro2">
          <table:table-cell table:style-name="ce1"/>
          <table:table-cell table:style-name="ce10"/>
          <table:table-cell table:number-columns-repeated="2" table:style-name="ce5"/>
          <table:table-cell office:value-type="float" office:value="3" table:style-name="ce5">
            <text:p>3</text:p>
          </table:table-cell>
          <table:table-cell office:value-type="float" office:value="0.79" table:style-name="ce5">
            <text:p>0.79</text:p>
          </table:table-cell>
          <table:table-cell office:value-type="float" office:value="3.95" table:style-name="ce5">
            <text:p>3.95</text:p>
          </table:table-cell>
          <table:table-cell office:value-type="float" office:value="1.975E-2" table:formula="of:=[.G4]/2*10^(-2)" table:style-name="ce5">
            <text:p>0.01975</text:p>
          </table:table-cell>
          <table:table-cell office:value-type="float" office:value="640" table:style-name="ce15">
            <text:p>640</text:p>
          </table:table-cell>
          <table:table-cell office:value-type="float" office:value="-1.2658227848101266E-2" table:formula="of:=-0.0005/(2*[.H4])" table:style-name="ce6">
            <text:p>-0.012658228</text:p>
          </table:table-cell>
          <table:table-cell table:style-name="ce5"/>
          <table:table-cell table:number-columns-repeated="16373"/>
        </table:table-row>
        <table:table-row table:style-name="ro2">
          <table:table-cell table:style-name="ce1"/>
          <table:table-cell table:style-name="ce10"/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float" office:value="0.8" table:style-name="ce5">
            <text:p>0.8</text:p>
          </table:table-cell>
          <table:table-cell office:value-type="float" office:value="3.45" table:style-name="ce5">
            <text:p>3.45</text:p>
          </table:table-cell>
          <table:table-cell office:value-type="float" office:value="1.7250000000000001E-2" table:formula="of:=[.G5]/2*10^(-2)" table:style-name="ce5">
            <text:p>0.01725</text:p>
          </table:table-cell>
          <table:table-cell office:value-type="float" office:value="632" table:style-name="ce15">
            <text:p>632</text:p>
          </table:table-cell>
          <table:table-cell office:value-type="float" office:value="-1.4492753623188404E-2" table:formula="of:=-0.0005/(2*[.H5])" table:style-name="ce6">
            <text:p>-0.014492754</text:p>
          </table:table-cell>
          <table:table-cell table:style-name="ce5"/>
          <table:table-cell table:number-columns-repeated="16373"/>
        </table:table-row>
        <table:table-row table:style-name="ro2">
          <table:table-cell table:style-name="ce1"/>
          <table:table-cell table:style-name="ce10"/>
          <table:table-cell table:number-columns-repeated="2" table:style-name="ce5"/>
          <table:table-cell office:value-type="float" office:value="5" table:style-name="ce5">
            <text:p>5</text:p>
          </table:table-cell>
          <table:table-cell office:value-type="float" office:value="0.81" table:style-name="ce5">
            <text:p>0.81</text:p>
          </table:table-cell>
          <table:table-cell office:value-type="float" office:value="2.95" table:style-name="ce5">
            <text:p>2.95</text:p>
          </table:table-cell>
          <table:table-cell office:value-type="float" office:value="1.4750000000000001E-2" table:formula="of:=[.G6]/2*10^(-2)" table:style-name="ce5">
            <text:p>0.01475</text:p>
          </table:table-cell>
          <table:table-cell office:value-type="float" office:value="625" table:style-name="ce15">
            <text:p>625</text:p>
          </table:table-cell>
          <table:table-cell office:value-type="float" office:value="-1.6949152542372881E-2" table:formula="of:=-0.0005/(2*[.H6])" table:style-name="ce6">
            <text:p>-0.016949153</text:p>
          </table:table-cell>
          <table:table-cell table:style-name="ce5"/>
          <table:table-cell table:number-columns-repeated="16373"/>
        </table:table-row>
        <table:table-row table:style-name="ro2">
          <table:table-cell table:style-name="ce1"/>
          <table:table-cell table:style-name="ce10"/>
          <table:table-cell table:number-columns-repeated="2" table:style-name="ce5"/>
          <table:table-cell office:value-type="float" office:value="6" table:style-name="ce5">
            <text:p>6</text:p>
          </table:table-cell>
          <table:table-cell office:value-type="float" office:value="0.82" table:style-name="ce5">
            <text:p>0.82</text:p>
          </table:table-cell>
          <table:table-cell office:value-type="float" office:value="2.4500000000000002" table:style-name="ce5">
            <text:p>2.45</text:p>
          </table:table-cell>
          <table:table-cell office:value-type="float" office:value="1.225E-2" table:formula="of:=[.G7]/2*10^(-2)" table:style-name="ce5">
            <text:p>0.01225</text:p>
          </table:table-cell>
          <table:table-cell office:value-type="float" office:value="617" table:style-name="ce15">
            <text:p>617</text:p>
          </table:table-cell>
          <table:table-cell office:value-type="float" office:value="-2.0408163265306121E-2" table:formula="of:=-0.0005/(2*[.H7])" table:style-name="ce6">
            <text:p>-0.020408163</text:p>
          </table:table-cell>
          <table:table-cell table:style-name="ce5"/>
          <table:table-cell table:number-columns-repeated="16373"/>
        </table:table-row>
        <table:table-row table:style-name="ro2">
          <table:table-cell table:style-name="ce1"/>
          <table:table-cell table:style-name="ce10"/>
          <table:table-cell table:number-columns-repeated="2" table:style-name="ce5"/>
          <table:table-cell office:value-type="float" office:value="7" table:style-name="ce5">
            <text:p>7</text:p>
          </table:table-cell>
          <table:table-cell office:value-type="float" office:value="0.83" table:style-name="ce5">
            <text:p>0.83</text:p>
          </table:table-cell>
          <table:table-cell office:value-type="float" office:value="1.95" table:style-name="ce5">
            <text:p>1.95</text:p>
          </table:table-cell>
          <table:table-cell office:value-type="float" office:value="9.75E-3" table:formula="of:=[.G8]/2*10^(-2)" table:style-name="ce5">
            <text:p>0.00975</text:p>
          </table:table-cell>
          <table:table-cell office:value-type="float" office:value="610" table:style-name="ce15">
            <text:p>610</text:p>
          </table:table-cell>
          <table:table-cell office:value-type="float" office:value="-2.564102564102564E-2" table:formula="of:=-0.0005/(2*[.H8])" table:style-name="ce6">
            <text:p>-0.025641026</text:p>
          </table:table-cell>
          <table:table-cell table:style-name="ce5"/>
          <table:table-cell table:number-columns-repeated="16373"/>
        </table:table-row>
        <table:table-row table:style-name="ro2">
          <table:table-cell table:style-name="ce1"/>
          <table:table-cell office:value-type="string" table:style-name="ce10">
            <text:p>B en tension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4.95" table:style-name="ce5">
            <text:p>4.95</text:p>
          </table:table-cell>
          <table:table-cell office:value-type="float" office:value="2.4750000000000001E-2" table:formula="of:=[.G9]/2*10^(-2)" table:style-name="ce5">
            <text:p>0.02475</text:p>
          </table:table-cell>
          <table:table-cell office:value-type="float" office:value="299" table:style-name="ce15">
            <text:p>299</text:p>
          </table:table-cell>
          <table:table-cell office:value-type="float" office:value="1.01010101010101E-2" table:formula="of:=0.0005/(2*[.H9])" table:style-name="ce6">
            <text:p>0.01010101</text:p>
          </table:table-cell>
          <table:table-cell table:style-name="ce5"/>
          <table:table-cell table:number-columns-repeated="16373"/>
        </table:table-row>
        <table:table-row table:style-name="ro2">
          <table:table-cell table:style-name="ce1"/>
          <table:table-cell table:style-name="ce10"/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1.0900000000000001" table:style-name="ce5">
            <text:p>1.09</text:p>
          </table:table-cell>
          <table:table-cell office:value-type="float" office:value="4.45" table:style-name="ce5">
            <text:p>4.45</text:p>
          </table:table-cell>
          <table:table-cell office:value-type="float" office:value="2.2250000000000002E-2" table:formula="of:=[.G10]/2*10^(-2)" table:style-name="ce5">
            <text:p>0.02225</text:p>
          </table:table-cell>
          <table:table-cell office:value-type="float" office:value="338" table:style-name="ce15">
            <text:p>338</text:p>
          </table:table-cell>
          <table:table-cell office:value-type="float" office:value="1.1235955056179775E-2" table:formula="of:=0.0005/(2*[.H10])" table:style-name="ce6">
            <text:p>0.011235955</text:p>
          </table:table-cell>
          <table:table-cell table:style-name="ce5"/>
          <table:table-cell table:style-name="ce1">
            <draw:frame draw:z-index="10" draw:id="id15" draw:style-name="a15" draw:name="Graphique 10" svg:x="0.1108in" svg:y="0.09367in" svg:width="3.36746in" svg:height="1.93594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2" draw:id="id7" draw:style-name="a7" draw:name="Graphique 2" svg:x="0.34692in" svg:y="0.07186in" svg:width="3.11323in" svg:height="1.8484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2">
          <table:table-cell table:style-name="ce1"/>
          <table:table-cell table:style-name="ce10"/>
          <table:table-cell table:number-columns-repeated="2" table:style-name="ce5"/>
          <table:table-cell office:value-type="float" office:value="3" table:style-name="ce5">
            <text:p>3</text:p>
          </table:table-cell>
          <table:table-cell office:value-type="float" office:value="1.26" table:style-name="ce5">
            <text:p>1.26</text:p>
          </table:table-cell>
          <table:table-cell office:value-type="float" office:value="3.95" table:style-name="ce5">
            <text:p>3.95</text:p>
          </table:table-cell>
          <table:table-cell office:value-type="float" office:value="1.975E-2" table:formula="of:=[.G11]/2*10^(-2)" table:style-name="ce5">
            <text:p>0.01975</text:p>
          </table:table-cell>
          <table:table-cell office:value-type="float" office:value="336" table:style-name="ce15">
            <text:p>336</text:p>
          </table:table-cell>
          <table:table-cell office:value-type="float" office:value="1.2658227848101266E-2" table:formula="of:=0.0005/(2*[.H11])" table:style-name="ce6">
            <text:p>0.012658228</text:p>
          </table:table-cell>
          <table:table-cell table:style-name="ce5"/>
          <table:table-cell table:number-columns-repeated="16373"/>
        </table:table-row>
        <table:table-row table:style-name="ro2">
          <table:table-cell table:style-name="ce1"/>
          <table:table-cell table:style-name="ce10"/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float" office:value="1.29" table:style-name="ce5">
            <text:p>1.29</text:p>
          </table:table-cell>
          <table:table-cell office:value-type="float" office:value="3.45" table:style-name="ce5">
            <text:p>3.45</text:p>
          </table:table-cell>
          <table:table-cell office:value-type="float" office:value="1.7250000000000001E-2" table:formula="of:=[.G12]/2*10^(-2)" table:style-name="ce5">
            <text:p>0.01725</text:p>
          </table:table-cell>
          <table:table-cell office:value-type="float" office:value="343" table:style-name="ce15">
            <text:p>343</text:p>
          </table:table-cell>
          <table:table-cell office:value-type="float" office:value="1.4492753623188404E-2" table:formula="of:=0.0005/(2*[.H12])" table:style-name="ce6">
            <text:p>0.014492754</text:p>
          </table:table-cell>
          <table:table-cell table:style-name="ce5"/>
          <table:table-cell table:number-columns-repeated="16373"/>
        </table:table-row>
        <table:table-row table:style-name="ro2">
          <table:table-cell table:style-name="ce1"/>
          <table:table-cell table:style-name="ce10"/>
          <table:table-cell table:number-columns-repeated="2" table:style-name="ce5"/>
          <table:table-cell office:value-type="float" office:value="5" table:style-name="ce5">
            <text:p>5</text:p>
          </table:table-cell>
          <table:table-cell office:value-type="float" office:value="1.41" table:style-name="ce5">
            <text:p>1.41</text:p>
          </table:table-cell>
          <table:table-cell office:value-type="float" office:value="2.95" table:style-name="ce5">
            <text:p>2.95</text:p>
          </table:table-cell>
          <table:table-cell office:value-type="float" office:value="1.4750000000000001E-2" table:formula="of:=[.G13]/2*10^(-2)" table:style-name="ce5">
            <text:p>0.01475</text:p>
          </table:table-cell>
          <table:table-cell office:value-type="float" office:value="356" table:style-name="ce5">
            <text:p>356</text:p>
          </table:table-cell>
          <table:table-cell office:value-type="float" office:value="1.6949152542372881E-2" table:formula="of:=0.0005/(2*[.H13])" table:style-name="ce6">
            <text:p>0.016949153</text:p>
          </table:table-cell>
          <table:table-cell table:style-name="ce5"/>
          <table:table-cell table:number-columns-repeated="16373"/>
        </table:table-row>
        <table:table-row table:style-name="ro2">
          <table:table-cell table:style-name="ce1"/>
          <table:table-cell table:style-name="ce10"/>
          <table:table-cell table:number-columns-repeated="2" table:style-name="ce5"/>
          <table:table-cell office:value-type="float" office:value="6" table:style-name="ce5">
            <text:p>6</text:p>
          </table:table-cell>
          <table:table-cell office:value-type="float" office:value="1.02" table:style-name="ce5">
            <text:p>1.02</text:p>
          </table:table-cell>
          <table:table-cell office:value-type="float" office:value="2.4500000000000002" table:style-name="ce5">
            <text:p>2.45</text:p>
          </table:table-cell>
          <table:table-cell office:value-type="float" office:value="1.225E-2" table:formula="of:=[.G14]/2*10^(-2)" table:style-name="ce5">
            <text:p>0.01225</text:p>
          </table:table-cell>
          <table:table-cell office:value-type="float" office:value="495" table:style-name="ce5">
            <text:p>495</text:p>
          </table:table-cell>
          <table:table-cell office:value-type="float" office:value="2.0408163265306121E-2" table:formula="of:=0.0005/(2*[.H14])" table:style-name="ce6">
            <text:p>0.020408163</text:p>
          </table:table-cell>
          <table:table-cell table:style-name="ce5"/>
          <table:table-cell table:number-columns-repeated="16373"/>
        </table:table-row>
        <table:table-row table:style-name="ro2">
          <table:table-cell table:style-name="ce1"/>
          <table:table-cell table:style-name="ce10"/>
          <table:table-cell table:number-columns-repeated="2" table:style-name="ce5"/>
          <table:table-cell office:value-type="float" office:value="7" table:style-name="ce5">
            <text:p>7</text:p>
          </table:table-cell>
          <table:table-cell office:value-type="float" office:value="0.83" table:style-name="ce5">
            <text:p>0.83</text:p>
          </table:table-cell>
          <table:table-cell office:value-type="float" office:value="1.95" table:style-name="ce5">
            <text:p>1.95</text:p>
          </table:table-cell>
          <table:table-cell office:value-type="float" office:value="9.75E-3" table:formula="of:=[.G15]/2*10^(-2)" table:style-name="ce5">
            <text:p>0.00975</text:p>
          </table:table-cell>
          <table:table-cell office:value-type="float" office:value="606" table:style-name="ce5">
            <text:p>606</text:p>
          </table:table-cell>
          <table:table-cell office:value-type="float" office:value="2.564102564102564E-2" table:formula="of:=0.0005/(2*[.H15])" table:style-name="ce6">
            <text:p>0.025641026</text:p>
          </table:table-cell>
          <table:table-cell table:style-name="ce5"/>
          <table:table-cell table:number-columns-repeated="16373"/>
        </table:table-row>
        <table:table-row table:style-name="ro2">
          <table:table-cell table:style-name="ce1"/>
          <table:table-cell office:value-type="string" table:style-name="ce10">
            <text:p>HB en compression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0.46" table:style-name="ce5">
            <text:p>0.46</text:p>
          </table:table-cell>
          <table:table-cell office:value-type="float" office:value="4.95" table:style-name="ce5">
            <text:p>4.95</text:p>
          </table:table-cell>
          <table:table-cell office:value-type="float" office:value="2.4750000000000001E-2" table:formula="of:=[.G16]/2*10^(-2)" table:style-name="ce5">
            <text:p>0.02475</text:p>
          </table:table-cell>
          <table:table-cell office:value-type="float" office:value="109" table:style-name="ce5">
            <text:p>109</text:p>
          </table:table-cell>
          <table:table-cell office:value-type="float" office:value="-1.01010101010101E-2" table:formula="of:=-0.0005/(2*[.H16])" table:style-name="ce6">
            <text:p>-0.01010101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0.73" table:style-name="ce5">
            <text:p>0.73</text:p>
          </table:table-cell>
          <table:table-cell office:value-type="float" office:value="4.45" table:style-name="ce5">
            <text:p>4.45</text:p>
          </table:table-cell>
          <table:table-cell office:value-type="float" office:value="2.2250000000000002E-2" table:formula="of:=[.G17]/2*10^(-2)" table:style-name="ce5">
            <text:p>0.02225</text:p>
          </table:table-cell>
          <table:table-cell office:value-type="float" office:value="687" table:style-name="ce5">
            <text:p>687</text:p>
          </table:table-cell>
          <table:table-cell office:value-type="float" office:value="-1.1235955056179775E-2" table:formula="of:=-0.0005/(2*[.H17])" table:style-name="ce6">
            <text:p>-0.011235955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3" table:style-name="ce5">
            <text:p>3</text:p>
          </table:table-cell>
          <table:table-cell office:value-type="float" office:value="2.31" table:style-name="ce5">
            <text:p>2.31</text:p>
          </table:table-cell>
          <table:table-cell office:value-type="float" office:value="3.95" table:style-name="ce5">
            <text:p>3.95</text:p>
          </table:table-cell>
          <table:table-cell office:value-type="float" office:value="1.975E-2" table:formula="of:=[.G18]/2*10^(-2)" table:style-name="ce5">
            <text:p>0.01975</text:p>
          </table:table-cell>
          <table:table-cell office:value-type="float" office:value="217" table:style-name="ce5">
            <text:p>217</text:p>
          </table:table-cell>
          <table:table-cell office:value-type="float" office:value="-1.2658227848101266E-2" table:formula="of:=-0.0005/(2*[.H18])" table:style-name="ce6">
            <text:p>-0.012658228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float" office:value="2.5499999999999998" table:style-name="ce5">
            <text:p>2.55</text:p>
          </table:table-cell>
          <table:table-cell office:value-type="float" office:value="3.45" table:style-name="ce5">
            <text:p>3.45</text:p>
          </table:table-cell>
          <table:table-cell office:value-type="float" office:value="1.7250000000000001E-2" table:formula="of:=[.G19]/2*10^(-2)" table:style-name="ce5">
            <text:p>0.01725</text:p>
          </table:table-cell>
          <table:table-cell office:value-type="float" office:value="196" table:style-name="ce5">
            <text:p>196</text:p>
          </table:table-cell>
          <table:table-cell office:value-type="float" office:value="-1.4492753623188404E-2" table:formula="of:=-0.0005/(2*[.H19])" table:style-name="ce6">
            <text:p>-0.014492754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5" table:style-name="ce5">
            <text:p>5</text:p>
          </table:table-cell>
          <table:table-cell office:value-type="float" office:value="2.6" table:style-name="ce5">
            <text:p>2.6</text:p>
          </table:table-cell>
          <table:table-cell office:value-type="float" office:value="2.95" table:style-name="ce5">
            <text:p>2.95</text:p>
          </table:table-cell>
          <table:table-cell office:value-type="float" office:value="1.4750000000000001E-2" table:formula="of:=[.G20]/2*10^(-2)" table:style-name="ce5">
            <text:p>0.01475</text:p>
          </table:table-cell>
          <table:table-cell office:value-type="float" office:value="194" table:style-name="ce5">
            <text:p>194</text:p>
          </table:table-cell>
          <table:table-cell office:value-type="float" office:value="-1.6949152542372881E-2" table:formula="of:=-0.0005/(2*[.H20])" table:style-name="ce6">
            <text:p>-0.016949153</text:p>
          </table:table-cell>
          <table:table-cell table:style-name="ce5"/>
          <table:table-cell table:style-name="ce1">
            <draw:frame draw:z-index="11" draw:id="id16" draw:style-name="a16" draw:name="Graphique 11" svg:x="0.01647in" svg:y="0.15758in" svg:width="3.37121in" svg:height="2.16674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6" table:style-name="ce5">
            <text:p>6</text:p>
          </table:table-cell>
          <table:table-cell office:value-type="float" office:value="2.33" table:style-name="ce5">
            <text:p>2.33</text:p>
          </table:table-cell>
          <table:table-cell office:value-type="float" office:value="2.4500000000000002" table:style-name="ce5">
            <text:p>2.45</text:p>
          </table:table-cell>
          <table:table-cell office:value-type="float" office:value="1.225E-2" table:formula="of:=[.G21]/2*10^(-2)" table:style-name="ce5">
            <text:p>0.01225</text:p>
          </table:table-cell>
          <table:table-cell office:value-type="float" office:value="215" table:style-name="ce5">
            <text:p>215</text:p>
          </table:table-cell>
          <table:table-cell office:value-type="float" office:value="-2.0408163265306121E-2" table:formula="of:=-0.0005/(2*[.H21])" table:style-name="ce6">
            <text:p>-0.020408163</text:p>
          </table:table-cell>
          <table:table-cell table:style-name="ce5"/>
          <table:table-cell table:number-columns-repeated="4"/>
          <table:table-cell table:style-name="ce1">
            <draw:frame draw:z-index="3" draw:id="id8" draw:style-name="a8" draw:name="Graphique 3" svg:x="0.33333in" svg:y="0.04861in" svg:width="3.30782in" svg:height="2.01092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7" table:style-name="ce5">
            <text:p>7</text:p>
          </table:table-cell>
          <table:table-cell office:value-type="float" office:value="2.3199999999999998" table:style-name="ce5">
            <text:p>2.32</text:p>
          </table:table-cell>
          <table:table-cell office:value-type="float" office:value="1.95" table:style-name="ce5">
            <text:p>1.95</text:p>
          </table:table-cell>
          <table:table-cell office:value-type="float" office:value="9.75E-3" table:formula="of:=[.G22]/2*10^(-2)" table:style-name="ce5">
            <text:p>0.00975</text:p>
          </table:table-cell>
          <table:table-cell office:value-type="float" office:value="216" table:style-name="ce5">
            <text:p>216</text:p>
          </table:table-cell>
          <table:table-cell office:value-type="float" office:value="-2.564102564102564E-2" table:formula="of:=-0.0005/(2*[.H22])" table:style-name="ce6">
            <text:p>-0.025641026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office:value-type="string" table:style-name="ce10">
            <text:p>HB en tension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0.51" table:style-name="ce5">
            <text:p>0.51</text:p>
          </table:table-cell>
          <table:table-cell office:value-type="float" office:value="4.95" table:style-name="ce5">
            <text:p>4.95</text:p>
          </table:table-cell>
          <table:table-cell office:value-type="float" office:value="2.4750000000000001E-2" table:formula="of:=[.G23]/2*10^(-2)" table:style-name="ce5">
            <text:p>0.02475</text:p>
          </table:table-cell>
          <table:table-cell office:value-type="float" office:value="99.2" table:style-name="ce5">
            <text:p>99.2</text:p>
          </table:table-cell>
          <table:table-cell office:value-type="float" office:value="1.01010101010101E-2" table:formula="of:=0.0005/(2*[.H23])" table:style-name="ce6">
            <text:p>0.01010101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0.65" table:style-name="ce5">
            <text:p>0.65</text:p>
          </table:table-cell>
          <table:table-cell office:value-type="float" office:value="4.45" table:style-name="ce5">
            <text:p>4.45</text:p>
          </table:table-cell>
          <table:table-cell office:value-type="float" office:value="2.2250000000000002E-2" table:formula="of:=[.G24]/2*10^(-2)" table:style-name="ce5">
            <text:p>0.02225</text:p>
          </table:table-cell>
          <table:table-cell office:value-type="float" office:value="76.989999999999995" table:style-name="ce5">
            <text:p>76.99</text:p>
          </table:table-cell>
          <table:table-cell office:value-type="float" office:value="1.1235955056179775E-2" table:formula="of:=0.0005/(2*[.H24])" table:style-name="ce6">
            <text:p>0.011235955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3" table:style-name="ce5">
            <text:p>3</text:p>
          </table:table-cell>
          <table:table-cell office:value-type="float" office:value="0.48" table:style-name="ce5">
            <text:p>0.48</text:p>
          </table:table-cell>
          <table:table-cell office:value-type="float" office:value="3.95" table:style-name="ce5">
            <text:p>3.95</text:p>
          </table:table-cell>
          <table:table-cell office:value-type="float" office:value="1.975E-2" table:formula="of:=[.G25]/2*10^(-2)" table:style-name="ce5">
            <text:p>0.01975</text:p>
          </table:table-cell>
          <table:table-cell office:value-type="float" office:value="105" table:style-name="ce5">
            <text:p>105</text:p>
          </table:table-cell>
          <table:table-cell office:value-type="float" office:value="1.2658227848101266E-2" table:formula="of:=0.0005/(2*[.H25])" table:style-name="ce6">
            <text:p>0.012658228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float" office:value="0.3" table:style-name="ce5">
            <text:p>0.3</text:p>
          </table:table-cell>
          <table:table-cell office:value-type="float" office:value="3.45" table:style-name="ce5">
            <text:p>3.45</text:p>
          </table:table-cell>
          <table:table-cell office:value-type="float" office:value="1.7250000000000001E-2" table:formula="of:=[.G26]/2*10^(-2)" table:style-name="ce5">
            <text:p>0.01725</text:p>
          </table:table-cell>
          <table:table-cell office:value-type="float" office:value="169" table:style-name="ce5">
            <text:p>169</text:p>
          </table:table-cell>
          <table:table-cell office:value-type="float" office:value="1.4492753623188404E-2" table:formula="of:=0.0005/(2*[.H26])" table:style-name="ce6">
            <text:p>0.014492754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5" table:style-name="ce5">
            <text:p>5</text:p>
          </table:table-cell>
          <table:table-cell office:value-type="float" office:value="0.23" table:style-name="ce5">
            <text:p>0.23</text:p>
          </table:table-cell>
          <table:table-cell office:value-type="float" office:value="2.95" table:style-name="ce5">
            <text:p>2.95</text:p>
          </table:table-cell>
          <table:table-cell office:value-type="float" office:value="1.4750000000000001E-2" table:formula="of:=[.G27]/2*10^(-2)" table:style-name="ce5">
            <text:p>0.01475</text:p>
          </table:table-cell>
          <table:table-cell office:value-type="float" office:value="220" table:style-name="ce5">
            <text:p>220</text:p>
          </table:table-cell>
          <table:table-cell office:value-type="float" office:value="1.6949152542372881E-2" table:formula="of:=0.0005/(2*[.H27])" table:style-name="ce6">
            <text:p>0.016949153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6" table:style-name="ce5">
            <text:p>6</text:p>
          </table:table-cell>
          <table:table-cell office:value-type="float" office:value="0.17" table:style-name="ce5">
            <text:p>0.17</text:p>
          </table:table-cell>
          <table:table-cell office:value-type="float" office:value="2.4500000000000002" table:style-name="ce5">
            <text:p>2.45</text:p>
          </table:table-cell>
          <table:table-cell office:value-type="float" office:value="1.225E-2" table:formula="of:=[.G28]/2*10^(-2)" table:style-name="ce5">
            <text:p>0.01225</text:p>
          </table:table-cell>
          <table:table-cell office:value-type="float" office:value="303" table:style-name="ce5">
            <text:p>303</text:p>
          </table:table-cell>
          <table:table-cell office:value-type="float" office:value="2.0408163265306121E-2" table:formula="of:=0.0005/(2*[.H28])" table:style-name="ce6">
            <text:p>0.020408163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7" table:style-name="ce5">
            <text:p>7</text:p>
          </table:table-cell>
          <table:table-cell office:value-type="float" office:value="0.15" table:style-name="ce5">
            <text:p>0.15</text:p>
          </table:table-cell>
          <table:table-cell office:value-type="float" office:value="1.95" table:style-name="ce5">
            <text:p>1.95</text:p>
          </table:table-cell>
          <table:table-cell office:value-type="float" office:value="9.75E-3" table:formula="of:=[.G29]/2*10^(-2)" table:style-name="ce5">
            <text:p>0.00975</text:p>
          </table:table-cell>
          <table:table-cell office:value-type="float" office:value="333" table:style-name="ce5">
            <text:p>333</text:p>
          </table:table-cell>
          <table:table-cell office:value-type="float" office:value="2.564102564102564E-2" table:formula="of:=0.0005/(2*[.H29])" table:style-name="ce6">
            <text:p>0.025641026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office:value-type="string" table:style-name="ce10">
            <text:p>B1 en tension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.04" table:style-name="ce5">
            <text:p>1.04</text:p>
          </table:table-cell>
          <table:table-cell office:value-type="float" office:value="4.95" table:style-name="ce5">
            <text:p>4.95</text:p>
          </table:table-cell>
          <table:table-cell office:value-type="float" office:value="2.4750000000000001E-2" table:formula="of:=[.G30]/2*10^(-2)" table:style-name="ce5">
            <text:p>0.02475</text:p>
          </table:table-cell>
          <table:table-cell office:value-type="float" office:value="486" table:style-name="ce5">
            <text:p>486</text:p>
          </table:table-cell>
          <table:table-cell office:value-type="float" office:value="1.01010101010101E-2" table:formula="of:=0.0005/(2*[.H30])" table:style-name="ce6">
            <text:p>0.01010101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1.02" table:style-name="ce5">
            <text:p>1.02</text:p>
          </table:table-cell>
          <table:table-cell office:value-type="float" office:value="4.45" table:style-name="ce5">
            <text:p>4.45</text:p>
          </table:table-cell>
          <table:table-cell office:value-type="float" office:value="2.2250000000000002E-2" table:formula="of:=[.G31]/2*10^(-2)" table:style-name="ce5">
            <text:p>0.02225</text:p>
          </table:table-cell>
          <table:table-cell office:value-type="float" office:value="493" table:style-name="ce5">
            <text:p>493</text:p>
          </table:table-cell>
          <table:table-cell office:value-type="float" office:value="1.1235955056179775E-2" table:formula="of:=0.0005/(2*[.H31])" table:style-name="ce6">
            <text:p>0.011235955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3" table:style-name="ce5">
            <text:p>3</text:p>
          </table:table-cell>
          <table:table-cell office:value-type="float" office:value="1.06" table:style-name="ce5">
            <text:p>1.06</text:p>
          </table:table-cell>
          <table:table-cell office:value-type="float" office:value="3.95" table:style-name="ce5">
            <text:p>3.95</text:p>
          </table:table-cell>
          <table:table-cell office:value-type="float" office:value="1.975E-2" table:formula="of:=[.G32]/2*10^(-2)" table:style-name="ce5">
            <text:p>0.01975</text:p>
          </table:table-cell>
          <table:table-cell office:value-type="float" office:value="475" table:style-name="ce5">
            <text:p>475</text:p>
          </table:table-cell>
          <table:table-cell office:value-type="float" office:value="1.2658227848101266E-2" table:formula="of:=0.0005/(2*[.H32])" table:style-name="ce6">
            <text:p>0.012658228</text:p>
          </table:table-cell>
          <table:table-cell table:style-name="ce5">
            <draw:frame draw:z-index="12" draw:id="id17" draw:style-name="a17" draw:name="Graphique 12" svg:x="0.70392in" svg:y="0.1098in" svg:width="4.40322in" svg:height="2.98544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4" draw:id="id9" draw:style-name="a9" draw:name="Graphique 4" svg:x="0.40785in" svg:y="0.19191in" svg:width="2.87847in" svg:height="1.79266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float" office:value="1.03" table:style-name="ce5">
            <text:p>1.03</text:p>
          </table:table-cell>
          <table:table-cell office:value-type="float" office:value="3.45" table:style-name="ce5">
            <text:p>3.45</text:p>
          </table:table-cell>
          <table:table-cell office:value-type="float" office:value="1.7250000000000001E-2" table:formula="of:=[.G33]/2*10^(-2)" table:style-name="ce5">
            <text:p>0.01725</text:p>
          </table:table-cell>
          <table:table-cell office:value-type="float" office:value="488" table:style-name="ce5">
            <text:p>488</text:p>
          </table:table-cell>
          <table:table-cell office:value-type="float" office:value="1.4492753623188404E-2" table:formula="of:=0.0005/(2*[.H33])" table:style-name="ce6">
            <text:p>0.014492754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5" table:style-name="ce5">
            <text:p>5</text:p>
          </table:table-cell>
          <table:table-cell office:value-type="float" office:value="0.92" table:style-name="ce5">
            <text:p>0.92</text:p>
          </table:table-cell>
          <table:table-cell office:value-type="float" office:value="2.95" table:style-name="ce5">
            <text:p>2.95</text:p>
          </table:table-cell>
          <table:table-cell office:value-type="float" office:value="1.4750000000000001E-2" table:formula="of:=[.G34]/2*10^(-2)" table:style-name="ce5">
            <text:p>0.01475</text:p>
          </table:table-cell>
          <table:table-cell office:value-type="float" office:value="545" table:style-name="ce5">
            <text:p>545</text:p>
          </table:table-cell>
          <table:table-cell office:value-type="float" office:value="1.6949152542372881E-2" table:formula="of:=0.0005/(2*[.H34])" table:style-name="ce6">
            <text:p>0.016949153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6" table:style-name="ce5">
            <text:p>6</text:p>
          </table:table-cell>
          <table:table-cell office:value-type="float" office:value="0.9" table:style-name="ce5">
            <text:p>0.9</text:p>
          </table:table-cell>
          <table:table-cell office:value-type="float" office:value="2.4500000000000002" table:style-name="ce5">
            <text:p>2.45</text:p>
          </table:table-cell>
          <table:table-cell office:value-type="float" office:value="1.225E-2" table:formula="of:=[.G35]/2*10^(-2)" table:style-name="ce5">
            <text:p>0.01225</text:p>
          </table:table-cell>
          <table:table-cell office:value-type="float" office:value="560" table:style-name="ce5">
            <text:p>560</text:p>
          </table:table-cell>
          <table:table-cell office:value-type="float" office:value="2.0408163265306121E-2" table:formula="of:=0.0005/(2*[.H35])" table:style-name="ce6">
            <text:p>0.020408163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7" table:style-name="ce5">
            <text:p>7</text:p>
          </table:table-cell>
          <table:table-cell office:value-type="float" office:value="0.89" table:style-name="ce5">
            <text:p>0.89</text:p>
          </table:table-cell>
          <table:table-cell office:value-type="float" office:value="1.95" table:style-name="ce5">
            <text:p>1.95</text:p>
          </table:table-cell>
          <table:table-cell office:value-type="float" office:value="9.75E-3" table:formula="of:=[.G36]/2*10^(-2)" table:style-name="ce5">
            <text:p>0.00975</text:p>
          </table:table-cell>
          <table:table-cell office:value-type="float" office:value="566" table:style-name="ce5">
            <text:p>566</text:p>
          </table:table-cell>
          <table:table-cell office:value-type="float" office:value="2.564102564102564E-2" table:formula="of:=0.0005/(2*[.H36])" table:style-name="ce6">
            <text:p>0.025641026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office:value-type="string" table:style-name="ce10">
            <text:p>B1 en tension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0.4" table:style-name="ce5">
            <text:p>0.4</text:p>
          </table:table-cell>
          <table:table-cell office:value-type="float" office:value="4.95" table:style-name="ce5">
            <text:p>4.95</text:p>
          </table:table-cell>
          <table:table-cell office:value-type="float" office:value="2.4750000000000001E-2" table:formula="of:=[.G37]/2*10^(-2)" table:style-name="ce5">
            <text:p>0.02475</text:p>
          </table:table-cell>
          <table:table-cell office:value-type="float" office:value="125" table:style-name="ce5">
            <text:p>125</text:p>
          </table:table-cell>
          <table:table-cell office:value-type="float" office:value="1.01010101010101E-2" table:formula="of:=0.0005/(2*[.H37])" table:style-name="ce6">
            <text:p>0.01010101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0.43" table:style-name="ce5">
            <text:p>0.43</text:p>
          </table:table-cell>
          <table:table-cell office:value-type="float" office:value="4.45" table:style-name="ce5">
            <text:p>4.45</text:p>
          </table:table-cell>
          <table:table-cell office:value-type="float" office:value="2.2250000000000002E-2" table:formula="of:=[.G38]/2*10^(-2)" table:style-name="ce5">
            <text:p>0.02225</text:p>
          </table:table-cell>
          <table:table-cell office:value-type="float" office:value="118" table:style-name="ce5">
            <text:p>118</text:p>
          </table:table-cell>
          <table:table-cell office:value-type="float" office:value="1.1235955056179775E-2" table:formula="of:=0.0005/(2*[.H38])" table:style-name="ce6">
            <text:p>0.011235955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3" table:style-name="ce5">
            <text:p>3</text:p>
          </table:table-cell>
          <table:table-cell office:value-type="float" office:value="0.38" table:style-name="ce5">
            <text:p>0.38</text:p>
          </table:table-cell>
          <table:table-cell office:value-type="float" office:value="3.95" table:style-name="ce5">
            <text:p>3.95</text:p>
          </table:table-cell>
          <table:table-cell office:value-type="float" office:value="1.975E-2" table:formula="of:=[.G39]/2*10^(-2)" table:style-name="ce5">
            <text:p>0.01975</text:p>
          </table:table-cell>
          <table:table-cell office:value-type="float" office:value="132" table:style-name="ce5">
            <text:p>132</text:p>
          </table:table-cell>
          <table:table-cell office:value-type="float" office:value="1.2658227848101266E-2" table:formula="of:=0.0005/(2*[.H39])" table:style-name="ce6">
            <text:p>0.012658228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float" office:value="0.37" table:style-name="ce5">
            <text:p>0.37</text:p>
          </table:table-cell>
          <table:table-cell office:value-type="float" office:value="3.45" table:style-name="ce5">
            <text:p>3.45</text:p>
          </table:table-cell>
          <table:table-cell office:value-type="float" office:value="1.7250000000000001E-2" table:formula="of:=[.G40]/2*10^(-2)" table:style-name="ce5">
            <text:p>0.01725</text:p>
          </table:table-cell>
          <table:table-cell office:value-type="float" office:value="137" table:style-name="ce5">
            <text:p>137</text:p>
          </table:table-cell>
          <table:table-cell office:value-type="float" office:value="1.4492753623188404E-2" table:formula="of:=0.0005/(2*[.H40])" table:style-name="ce6">
            <text:p>0.014492754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5" table:style-name="ce5">
            <text:p>5</text:p>
          </table:table-cell>
          <table:table-cell office:value-type="float" office:value="0.37" table:style-name="ce5">
            <text:p>0.37</text:p>
          </table:table-cell>
          <table:table-cell office:value-type="float" office:value="2.95" table:style-name="ce5">
            <text:p>2.95</text:p>
          </table:table-cell>
          <table:table-cell office:value-type="float" office:value="1.4750000000000001E-2" table:formula="of:=[.G41]/2*10^(-2)" table:style-name="ce5">
            <text:p>0.01475</text:p>
          </table:table-cell>
          <table:table-cell office:value-type="float" office:value="137" table:style-name="ce5">
            <text:p>137</text:p>
          </table:table-cell>
          <table:table-cell office:value-type="float" office:value="1.6949152542372881E-2" table:formula="of:=0.0005/(2*[.H41])" table:style-name="ce6">
            <text:p>0.016949153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6" table:style-name="ce5">
            <text:p>6</text:p>
          </table:table-cell>
          <table:table-cell office:value-type="float" office:value="0.32" table:style-name="ce5">
            <text:p>0.32</text:p>
          </table:table-cell>
          <table:table-cell office:value-type="float" office:value="2.4500000000000002" table:style-name="ce5">
            <text:p>2.45</text:p>
          </table:table-cell>
          <table:table-cell office:value-type="float" office:value="1.225E-2" table:formula="of:=[.G42]/2*10^(-2)" table:style-name="ce5">
            <text:p>0.01225</text:p>
          </table:table-cell>
          <table:table-cell office:value-type="float" office:value="158" table:style-name="ce5">
            <text:p>158</text:p>
          </table:table-cell>
          <table:table-cell office:value-type="float" office:value="2.0408163265306121E-2" table:formula="of:=0.0005/(2*[.H42])" table:style-name="ce6">
            <text:p>0.020408163</text:p>
          </table:table-cell>
          <table:table-cell table:style-name="ce5">
            <draw:frame draw:z-index="13" draw:id="id18" draw:style-name="a18" draw:name="Graphique 13" svg:x="0.76302in" svg:y="0.01915in" svg:width="3.11854in" svg:height="1.87502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7" table:style-name="ce5">
            <text:p>7</text:p>
          </table:table-cell>
          <table:table-cell office:value-type="float" office:value="0.31" table:style-name="ce5">
            <text:p>0.31</text:p>
          </table:table-cell>
          <table:table-cell office:value-type="float" office:value="1.95" table:style-name="ce5">
            <text:p>1.95</text:p>
          </table:table-cell>
          <table:table-cell office:value-type="float" office:value="9.75E-3" table:formula="of:=[.G43]/2*10^(-2)" table:style-name="ce5">
            <text:p>0.00975</text:p>
          </table:table-cell>
          <table:table-cell office:value-type="float" office:value="161" table:style-name="ce5">
            <text:p>161</text:p>
          </table:table-cell>
          <table:table-cell office:value-type="float" office:value="2.564102564102564E-2" table:formula="of:=0.0005/(2*[.H43])" table:style-name="ce6">
            <text:p>0.025641026</text:p>
          </table:table-cell>
          <table:table-cell table:style-name="ce5"/>
          <table:table-cell table:number-columns-repeated="4"/>
          <table:table-cell table:style-name="ce1">
            <draw:frame draw:z-index="8" draw:id="id13" draw:style-name="a13" draw:name="Graphique 8" svg:x="0.57471in" svg:y="0.06442in" svg:width="2.7422in" svg:height="1.19995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0">
            <text:p>B1 en compression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0.34" table:style-name="ce5">
            <text:p>0.34</text:p>
          </table:table-cell>
          <table:table-cell office:value-type="float" office:value="4.95" table:style-name="ce5">
            <text:p>4.95</text:p>
          </table:table-cell>
          <table:table-cell office:value-type="float" office:value="2.4750000000000001E-2" table:formula="of:=[.G44]/2*10^(-2)" table:style-name="ce5">
            <text:p>0.02475</text:p>
          </table:table-cell>
          <table:table-cell office:value-type="float" office:value="147" table:style-name="ce5">
            <text:p>147</text:p>
          </table:table-cell>
          <table:table-cell office:value-type="float" office:value="1.01010101010101E-2" table:formula="of:=0.0005/(2*[.H44])" table:style-name="ce6">
            <text:p>0.01010101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0.23" table:style-name="ce5">
            <text:p>0.23</text:p>
          </table:table-cell>
          <table:table-cell office:value-type="float" office:value="4.45" table:style-name="ce5">
            <text:p>4.45</text:p>
          </table:table-cell>
          <table:table-cell office:value-type="float" office:value="2.2250000000000002E-2" table:formula="of:=[.G45]/2*10^(-2)" table:style-name="ce5">
            <text:p>0.02225</text:p>
          </table:table-cell>
          <table:table-cell office:value-type="float" office:value="215" table:style-name="ce5">
            <text:p>215</text:p>
          </table:table-cell>
          <table:table-cell office:value-type="float" office:value="1.1235955056179775E-2" table:formula="of:=0.0005/(2*[.H45])" table:style-name="ce6">
            <text:p>0.011235955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3" table:style-name="ce5">
            <text:p>3</text:p>
          </table:table-cell>
          <table:table-cell office:value-type="float" office:value="0.19" table:style-name="ce5">
            <text:p>0.19</text:p>
          </table:table-cell>
          <table:table-cell office:value-type="float" office:value="3.95" table:style-name="ce5">
            <text:p>3.95</text:p>
          </table:table-cell>
          <table:table-cell office:value-type="float" office:value="1.975E-2" table:formula="of:=[.G46]/2*10^(-2)" table:style-name="ce5">
            <text:p>0.01975</text:p>
          </table:table-cell>
          <table:table-cell office:value-type="float" office:value="264" table:style-name="ce5">
            <text:p>264</text:p>
          </table:table-cell>
          <table:table-cell office:value-type="float" office:value="1.2658227848101266E-2" table:formula="of:=0.0005/(2*[.H46])" table:style-name="ce6">
            <text:p>0.012658228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float" office:value="0.21" table:style-name="ce5">
            <text:p>0.21</text:p>
          </table:table-cell>
          <table:table-cell office:value-type="float" office:value="3.45" table:style-name="ce5">
            <text:p>3.45</text:p>
          </table:table-cell>
          <table:table-cell office:value-type="float" office:value="1.7250000000000001E-2" table:formula="of:=[.G47]/2*10^(-2)" table:style-name="ce5">
            <text:p>0.01725</text:p>
          </table:table-cell>
          <table:table-cell office:value-type="float" office:value="240" table:style-name="ce5">
            <text:p>240</text:p>
          </table:table-cell>
          <table:table-cell office:value-type="float" office:value="1.4492753623188404E-2" table:formula="of:=0.0005/(2*[.H47])" table:style-name="ce6">
            <text:p>0.014492754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5" table:style-name="ce5">
            <text:p>5</text:p>
          </table:table-cell>
          <table:table-cell office:value-type="float" office:value="0.2" table:style-name="ce5">
            <text:p>0.2</text:p>
          </table:table-cell>
          <table:table-cell office:value-type="float" office:value="2.95" table:style-name="ce5">
            <text:p>2.95</text:p>
          </table:table-cell>
          <table:table-cell office:value-type="float" office:value="1.4750000000000001E-2" table:formula="of:=[.G48]/2*10^(-2)" table:style-name="ce5">
            <text:p>0.01475</text:p>
          </table:table-cell>
          <table:table-cell office:value-type="float" office:value="251" table:style-name="ce5">
            <text:p>251</text:p>
          </table:table-cell>
          <table:table-cell office:value-type="float" office:value="1.6949152542372881E-2" table:formula="of:=0.0005/(2*[.H48])" table:style-name="ce6">
            <text:p>0.016949153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6" table:style-name="ce5">
            <text:p>6</text:p>
          </table:table-cell>
          <table:table-cell office:value-type="float" office:value="0.26" table:style-name="ce5">
            <text:p>0.26</text:p>
          </table:table-cell>
          <table:table-cell office:value-type="float" office:value="2.4500000000000002" table:style-name="ce5">
            <text:p>2.45</text:p>
          </table:table-cell>
          <table:table-cell office:value-type="float" office:value="1.225E-2" table:formula="of:=[.G49]/2*10^(-2)" table:style-name="ce5">
            <text:p>0.01225</text:p>
          </table:table-cell>
          <table:table-cell office:value-type="float" office:value="194" table:style-name="ce5">
            <text:p>194</text:p>
          </table:table-cell>
          <table:table-cell office:value-type="float" office:value="2.0408163265306121E-2" table:formula="of:=0.0005/(2*[.H49])" table:style-name="ce6">
            <text:p>0.020408163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7" table:style-name="ce5">
            <text:p>7</text:p>
          </table:table-cell>
          <table:table-cell office:value-type="float" office:value="0.18" table:style-name="ce5">
            <text:p>0.18</text:p>
          </table:table-cell>
          <table:table-cell office:value-type="float" office:value="1.95" table:style-name="ce5">
            <text:p>1.95</text:p>
          </table:table-cell>
          <table:table-cell office:value-type="float" office:value="9.75E-3" table:formula="of:=[.G50]/2*10^(-2)" table:style-name="ce5">
            <text:p>0.00975</text:p>
          </table:table-cell>
          <table:table-cell office:value-type="float" office:value="279" table:style-name="ce5">
            <text:p>279</text:p>
          </table:table-cell>
          <table:table-cell office:value-type="float" office:value="2.564102564102564E-2" table:formula="of:=0.0005/(2*[.H50])" table:style-name="ce6">
            <text:p>0.025641026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office:value-type="string" table:style-name="ce10">
            <text:p>HB en compression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0.23" table:style-name="ce5">
            <text:p>0.23</text:p>
          </table:table-cell>
          <table:table-cell office:value-type="float" office:value="4.95" table:style-name="ce5">
            <text:p>4.95</text:p>
          </table:table-cell>
          <table:table-cell office:value-type="float" office:value="2.4750000000000001E-2" table:formula="of:=[.G51]/2*10^(-2)" table:style-name="ce5">
            <text:p>0.02475</text:p>
          </table:table-cell>
          <table:table-cell office:value-type="float" office:value="219" table:style-name="ce5">
            <text:p>219</text:p>
          </table:table-cell>
          <table:table-cell office:value-type="float" office:value="-1.01010101010101E-2" table:formula="of:=-0.0005/(2*[.H51])" table:style-name="ce6">
            <text:p>-0.01010101</text:p>
          </table:table-cell>
          <table:table-cell table:style-name="ce5"/>
          <table:table-cell table:style-name="ce1">
            <draw:frame draw:z-index="14" draw:id="id19" draw:style-name="a19" draw:name="Graphique 14" svg:x="0.00503in" svg:y="0.1919in" svg:width="3.46248in" svg:height="2.32844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6" draw:id="id11" draw:style-name="a11" draw:name="Graphique 6" svg:x="0.09138in" svg:y="0.18876in" svg:width="4.14931in" svg:height="1.60119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0.17" table:style-name="ce5">
            <text:p>0.17</text:p>
          </table:table-cell>
          <table:table-cell office:value-type="float" office:value="4.45" table:style-name="ce5">
            <text:p>4.45</text:p>
          </table:table-cell>
          <table:table-cell office:value-type="float" office:value="2.2250000000000002E-2" table:formula="of:=[.G52]/2*10^(-2)" table:style-name="ce5">
            <text:p>0.02225</text:p>
          </table:table-cell>
          <table:table-cell office:value-type="float" office:value="275" table:style-name="ce5">
            <text:p>275</text:p>
          </table:table-cell>
          <table:table-cell office:value-type="float" office:value="-1.1235955056179775E-2" table:formula="of:=-0.0005/(2*[.H52])" table:style-name="ce6">
            <text:p>-0.011235955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3" table:style-name="ce5">
            <text:p>3</text:p>
          </table:table-cell>
          <table:table-cell office:value-type="float" office:value="0.17" table:style-name="ce5">
            <text:p>0.17</text:p>
          </table:table-cell>
          <table:table-cell office:value-type="float" office:value="3.95" table:style-name="ce5">
            <text:p>3.95</text:p>
          </table:table-cell>
          <table:table-cell office:value-type="float" office:value="1.975E-2" table:formula="of:=[.G53]/2*10^(-2)" table:style-name="ce5">
            <text:p>0.01975</text:p>
          </table:table-cell>
          <table:table-cell office:value-type="float" office:value="275" table:style-name="ce5">
            <text:p>275</text:p>
          </table:table-cell>
          <table:table-cell office:value-type="float" office:value="-1.2658227848101266E-2" table:formula="of:=-0.0005/(2*[.H53])" table:style-name="ce6">
            <text:p>-0.012658228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float" office:value="0.3" table:style-name="ce5">
            <text:p>0.3</text:p>
          </table:table-cell>
          <table:table-cell office:value-type="float" office:value="3.45" table:style-name="ce5">
            <text:p>3.45</text:p>
          </table:table-cell>
          <table:table-cell office:value-type="float" office:value="1.7250000000000001E-2" table:formula="of:=[.G54]/2*10^(-2)" table:style-name="ce5">
            <text:p>0.01725</text:p>
          </table:table-cell>
          <table:table-cell office:value-type="float" office:value="169" table:style-name="ce5">
            <text:p>169</text:p>
          </table:table-cell>
          <table:table-cell office:value-type="float" office:value="-1.4492753623188404E-2" table:formula="of:=-0.0005/(2*[.H54])" table:style-name="ce6">
            <text:p>-0.014492754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style-name="ce10"/>
          <table:table-cell table:number-columns-repeated="2" table:style-name="ce5"/>
          <table:table-cell office:value-type="float" office:value="5" table:style-name="ce5">
            <text:p>5</text:p>
          </table:table-cell>
          <table:table-cell office:value-type="float" office:value="0.35" table:style-name="ce5">
            <text:p>0.35</text:p>
          </table:table-cell>
          <table:table-cell office:value-type="float" office:value="2.95" table:style-name="ce5">
            <text:p>2.95</text:p>
          </table:table-cell>
          <table:table-cell office:value-type="float" office:value="1.4750000000000001E-2" table:formula="of:=[.G55]/2*10^(-2)" table:style-name="ce5">
            <text:p>0.01475</text:p>
          </table:table-cell>
          <table:table-cell office:value-type="float" office:value="143" table:style-name="ce5">
            <text:p>143</text:p>
          </table:table-cell>
          <table:table-cell office:value-type="float" office:value="-1.6949152542372881E-2" table:formula="of:=-0.0005/(2*[.H55])" table:style-name="ce6">
            <text:p>-0.016949153</text:p>
          </table:table-cell>
          <table:table-cell table:style-name="ce5"/>
          <table:table-cell table:number-columns-repeated="16373"/>
        </table:table-row>
        <table:table-row table:style-name="ro1">
          <table:table-cell/>
          <table:table-cell table:style-name="ce11"/>
          <table:table-cell table:number-columns-repeated="2" table:style-name="ce8"/>
          <table:table-cell office:value-type="float" office:value="6" table:style-name="ce8">
            <text:p>6</text:p>
          </table:table-cell>
          <table:table-cell office:value-type="float" office:value="0.32" table:style-name="ce8">
            <text:p>0.32</text:p>
          </table:table-cell>
          <table:table-cell office:value-type="float" office:value="2.4500000000000002" table:style-name="ce8">
            <text:p>2.45</text:p>
          </table:table-cell>
          <table:table-cell office:value-type="float" office:value="1.225E-2" table:formula="of:=[.G56]/2*10^(-2)" table:style-name="ce8">
            <text:p>0.01225</text:p>
          </table:table-cell>
          <table:table-cell office:value-type="float" office:value="156" table:style-name="ce8">
            <text:p>156</text:p>
          </table:table-cell>
          <table:table-cell office:value-type="float" office:value="-2.0408163265306121E-2" table:formula="of:=-0.0005/(2*[.H56])" table:style-name="ce9">
            <text:p>-0.020408163</text:p>
          </table:table-cell>
          <table:table-cell table:style-name="ce5"/>
          <table:table-cell table:number-columns-repeated="16373"/>
        </table:table-row>
        <table:table-row table:style-name="ro2">
          <table:table-cell/>
          <table:table-cell table:number-columns-repeated="10" table:style-name="ce5"/>
          <table:table-cell table:number-columns-repeated="16373"/>
        </table:table-row>
        <table:table-row table:style-name="ro2">
          <table:table-cell/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number-columns-repeated="16"/>
          <table:table-cell table:style-name="ce1">
            <draw:frame draw:z-index="7" draw:id="id12" draw:style-name="a12" draw:name="Graphique 7" svg:x="0.43226in" svg:y="0.15489in" svg:width="2.50419in" svg:height="1.2835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3">
          <table:table-cell table:number-columns-repeated="10"/>
          <table:table-cell table:style-name="ce1">
            <draw:frame draw:z-index="15" draw:id="id20" draw:style-name="a20" draw:name="Graphique 15" svg:x="0.66398in" svg:y="0.08803in" svg:width="3.67218in" svg:height="2.23761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9" table:style-name="ro3">
          <table:table-cell table:number-columns-repeated="16384"/>
        </table:table-row>
        <table:table-row table:style-name="ro3">
          <table:table-cell table:number-columns-repeated="15"/>
          <table:table-cell table:style-name="ce1">
            <draw:frame draw:z-index="5" draw:id="id10" draw:style-name="a10" draw:name="Graphique 5" svg:x="0.37005in" svg:y="0.12277in" svg:width="3.03323in" svg:height="2.30815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0"/>
          <table:table-cell table:style-name="ce1">
            <draw:frame draw:z-index="16" draw:id="id21" draw:style-name="a21" draw:name="Graphique 16" svg:x="0.77586in" svg:y="0.04205in" svg:width="3.40213in" svg:height="2.19933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0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Sarah Barnová</meta:initial-creator>
    <dc:creator>Sarah Barnová</dc:creator>
    <meta:creation-date>2022-04-15T11:08:36Z</meta:creation-date>
    <dc:date>2022-04-18T17:35:34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3" svg:stroke-width="0.02083in" svg:stroke-color="#4472c4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8.571811023622pt" svg:width="360.4103937007874pt" chart:style-name="Crt0">
        <chart:title chart:style-name="CT00">
          <text:p text:style-name="a0" text:class-names="" text:cond-style-name="">HB tensio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ésistance(Moh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éformation</text:p>
            </chart:title>
            <chart:grid chart:class="major" chart:style-name="GMa1"/>
          </chart:axis>
          <chart:series chart:values-cell-range-address="Final_results_HB,_2B.$B$4:.$B$10" chart:class="chart:scatter" chart:attached-axis="primary-y" chart:style-name="G0S0">
            <chart:domain table:cell-range-address="Final_results_HB,_2B.$C$4:.$C$10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4166in" draw:distance="0in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29.0714960629921pt" svg:width="207.2497637795276pt" chart:style-name="Crt0">
        <chart:title svg:x="120.9850393700787pt" svg:y="0.0pt" chart:style-name="CT00">
          <text:p text:style-name="a0" text:class-names="" text:cond-style-name="">HB en tension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Test_bench_Measures.$I$23:.$I$29" chart:class="chart:scatter" chart:attached-axis="primary-y" chart:style-name="G0S0">
            <chart:domain table:cell-range-address="Test_bench_Measures.$H$23:.$H$29"/>
            <chart:data-point chart:repeated="7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66.1867716535433pt" svg:width="218.3925196850393pt" chart:style-name="Crt0">
        <chart:title chart:style-name="CT00">
          <text:p text:style-name="a0" text:class-names="" text:cond-style-name="">HB en compression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Test_bench_Measures.$I$51:.$I$56" chart:class="chart:scatter" chart:attached-axis="primary-y" chart:style-name="G0S0">
            <chart:domain table:cell-range-address="Test_bench_Measures.$H$51:.$H$56"/>
            <chart:data-point chart:repeated="6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15.2856692913386pt" svg:width="298.7503149606299pt" chart:style-name="Crt0">
        <chart:title chart:style-name="CT00">
          <text:p text:style-name="a0" text:class-names="" text:cond-style-name="">B1 en tension (2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Test_bench_Measures.$I$37:.$I$43" chart:class="chart:scatter" chart:attached-axis="primary-y" chart:style-name="G0S0">
            <chart:domain table:cell-range-address="Test_bench_Measures.$H$37:.$H$43"/>
            <chart:data-point chart:repeated="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92.41409448818897pt" svg:width="180.3016535433071pt" chart:style-name="Crt0">
        <chart:title chart:style-name="CT00">
          <text:p text:style-name="a0" text:class-names="" text:cond-style-name="">B1 en compression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Test_bench_Measures.$I$44:.$I$50" chart:class="chart:scatter" chart:attached-axis="primary-y" chart:style-name="G0S0">
            <chart:domain table:cell-range-address="Test_bench_Measures.$H$44:.$H$50"/>
            <chart:data-point chart:repeated="7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86.39637795275591pt" svg:width="197.438346456693pt" chart:style-name="Crt0">
        <chart:title chart:style-name="CT00">
          <text:p text:style-name="a0" text:class-names="" text:cond-style-name="">B1 en tension (1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Test_bench_Measures.$I$30:.$I$36" chart:class="chart:scatter" chart:attached-axis="primary-y" chart:style-name="G0S0">
            <chart:domain table:cell-range-address="Test_bench_Measures.$H$30:.$H$36"/>
            <chart:data-point chart:repeated="7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3" svg:stroke-width="0.02083in" svg:stroke-color="#4472c4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true" chart:visible="true" chart:logarithmic="false" chart:minimum="6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inimum="-0.03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43.4851968503937pt" svg:width="236.5386614173228pt" chart:style-name="Crt0">
        <chart:title chart:style-name="CT00">
          <text:p text:style-name="a0" text:class-names="" text:cond-style-name="">B en compressio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ésistance (Moh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éformation</text:p>
            </chart:title>
            <chart:grid chart:class="major" chart:style-name="GMa1"/>
          </chart:axis>
          <chart:series chart:values-cell-range-address="Test_bench_Measures.$I$2:.$I$8" chart:class="chart:scatter" chart:attached-axis="primary-y" chart:style-name="G0S0">
            <chart:domain table:cell-range-address="Test_bench_Measures.$J$2:.$J$8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7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6249in" draw:distance="0in"/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3" svg:stroke-width="0.02083in" svg:stroke-color="#4472c4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inimum="0.00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39.3876377952756pt" svg:width="242.4570866141732pt" chart:style-name="Crt0">
        <chart:title chart:style-name="CT00">
          <text:p text:style-name="a0" text:class-names="" text:cond-style-name="">B en tensio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ésistance (Moh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éformation</text:p>
            </chart:title>
            <chart:grid chart:class="major" chart:style-name="GMa1"/>
          </chart:axis>
          <chart:series chart:values-cell-range-address="Test_bench_Measures.$I$9:.$I$15" chart:class="chart:scatter" chart:attached-axis="primary-y" chart:style-name="G0S0">
            <chart:domain table:cell-range-address="Test_bench_Measures.$J$9:.$J$15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7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6249in" draw:distance="0in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3" svg:stroke-width="0.02083in" svg:stroke-color="#4472c4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56.0052755905512pt" svg:width="242.7270866141732pt" chart:style-name="Crt0">
        <chart:title chart:style-name="CT00">
          <text:p text:style-name="a0" text:class-names="" text:cond-style-name="">HB en compressio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ésistance (Moh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éformation</text:p>
            </chart:title>
            <chart:grid chart:class="major" chart:style-name="GMa1"/>
          </chart:axis>
          <chart:series chart:values-cell-range-address="Test_bench_Measures.$I$16:.$I$22" chart:class="chart:scatter" chart:attached-axis="primary-y" chart:style-name="G0S0">
            <chart:domain table:cell-range-address="Test_bench_Measures.$J$16:.$J$22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7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6249in" draw:distance="0in"/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3" svg:stroke-width="0.02083in" svg:stroke-color="#4472c4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inimum="0.00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4.9516535433071pt" svg:width="317.031811023622pt" chart:style-name="Crt0">
        <chart:title chart:style-name="CT00">
          <text:p text:style-name="a0" text:class-names="" text:cond-style-name="">HB en tensio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ésistance (Moh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éformation</text:p>
            </chart:title>
            <chart:grid chart:class="major" chart:style-name="GMa1"/>
          </chart:axis>
          <chart:series chart:values-cell-range-address="Test_bench_Measures.$I$23:.$I$29" chart:class="chart:scatter" chart:attached-axis="primary-y" chart:style-name="G0S0">
            <chart:domain table:cell-range-address="Test_bench_Measures.$J$23:.$J$29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7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6249in" draw:distance="0in"/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3" svg:stroke-width="0.02083in" svg:stroke-color="#4472c4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true" chart:visible="true" chart:logarithmic="false" chart:minimum="35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35.0014173228346pt" svg:width="224.5348031496063pt" chart:style-name="Crt0">
        <chart:title chart:style-name="CT00">
          <text:p text:style-name="a0" text:class-names="" text:cond-style-name="">B1 en tensio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ésistance (Moh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éformation</text:p>
            </chart:title>
            <chart:grid chart:class="major" chart:style-name="GMa1"/>
          </chart:axis>
          <chart:series chart:values-cell-range-address="Test_bench_Measures.$I$30:.$I$36" chart:class="chart:scatter" chart:attached-axis="primary-y" chart:style-name="G0S0">
            <chart:domain table:cell-range-address="Test_bench_Measures.$J$30:.$J$36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7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6249in" draw:distance="0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3" svg:stroke-width="0.02083in" svg:stroke-color="#4472c4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HB en compressio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ésistanxe (Moh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éformation</text:p>
            </chart:title>
            <chart:grid chart:class="major" chart:style-name="GMa1"/>
          </chart:axis>
          <chart:series chart:values-cell-range-address="Final_results_HB,_2B.$D$4:.$D$10" chart:class="chart:scatter" chart:attached-axis="primary-y" chart:style-name="G0S0">
            <chart:domain table:cell-range-address="Final_results_HB,_2B.$C$4:.$C$10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4166in" draw:distance="0in"/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3" svg:stroke-width="0.02083in" svg:stroke-color="#4472c4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true" chart:visible="true" chart:logarithmic="false" chart:min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inimum="0.00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67.6476377952756pt" svg:width="249.2985039370079pt" chart:style-name="Crt0">
        <chart:title chart:style-name="CT00">
          <text:p text:style-name="a0" text:class-names="" text:cond-style-name="">B1 en tensio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ésistance (Moh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éformation</text:p>
            </chart:title>
            <chart:grid chart:class="major" chart:style-name="GMa1"/>
          </chart:axis>
          <chart:series chart:values-cell-range-address="Test_bench_Measures.$I$37:.$I$43" chart:class="chart:scatter" chart:attached-axis="primary-y" chart:style-name="G0S0">
            <chart:domain table:cell-range-address="Test_bench_Measures.$J$37:.$J$43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7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6249in" draw:distance="0in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3" svg:stroke-width="0.02083in" svg:stroke-color="#4472c4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inimum="0.00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61.107874015748pt" svg:width="264.3969291338582pt" chart:style-name="Crt0">
        <chart:title chart:style-name="CT00">
          <text:p text:style-name="a0" text:class-names="" text:cond-style-name="">B1 en compressio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ésistance (Moh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éformation</text:p>
            </chart:title>
            <chart:grid chart:class="major" chart:style-name="GMa1"/>
          </chart:axis>
          <chart:series chart:values-cell-range-address="Test_bench_Measures.$I$44:.$I$50" chart:class="chart:scatter" chart:attached-axis="primary-y" chart:style-name="G0S0">
            <chart:domain table:cell-range-address="Test_bench_Measures.$J$44:.$J$50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7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6249in" draw:distance="0in"/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3" svg:stroke-width="0.02083in" svg:stroke-color="#4472c4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true" chart:visible="true" chart:logarithmic="false" chart:min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58.3517322834646pt" svg:width="244.9533070866141pt" chart:style-name="Crt0">
        <chart:title chart:style-name="CT00">
          <text:p text:style-name="a0" text:class-names="" text:cond-style-name="">HB en compressio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ésistance (Moh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éformation</text:p>
            </chart:title>
            <chart:grid chart:class="major" chart:style-name="GMa1"/>
          </chart:axis>
          <chart:series chart:values-cell-range-address="Test_bench_Measures.$I$51:.$I$56" chart:class="chart:scatter" chart:attached-axis="primary-y" chart:style-name="G0S0">
            <chart:domain table:cell-range-address="Test_bench_Measures.$J$51:.$J$56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6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6249in" draw:distance="0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0.4559842519685pt" svg:width="357.2704724409449pt" chart:style-name="Crt0">
        <chart:title chart:style-name="CT00">
          <text:p text:style-name="a0" text:class-names="" text:cond-style-name="">Résistance relative en fonction de la déformation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15" chart:class="chart:scatter" chart:attached-axis="primary-y" chart:style-name="G0S0">
            <chart:domain table:cell-range-address="local-table.$B$2:.$B$15"/>
            <chart:data-point chart:repeated="1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-0.005050505</text:p>
            </table:table-cell>
            <table:table-cell office:value-type="float" office:value="-5.0505050505050501E-3"/>
            <table:table-cell office:value-type="float" office:value="60"/>
          </table:table-row>
          <table:table-row>
            <table:table-cell office:value-type="string">
              <text:p>-0.005617978</text:p>
            </table:table-cell>
            <table:table-cell office:value-type="float" office:value="-5.6179775280898875E-3"/>
            <table:table-cell office:value-type="float" office:value="56"/>
          </table:table-row>
          <table:table-row>
            <table:table-cell office:value-type="string">
              <text:p>-0.006329114</text:p>
            </table:table-cell>
            <table:table-cell office:value-type="float" office:value="-6.3291139240506328E-3"/>
            <table:table-cell office:value-type="float" office:value="52"/>
          </table:table-row>
          <table:table-row>
            <table:table-cell office:value-type="string">
              <text:p>-0.007246377</text:p>
            </table:table-cell>
            <table:table-cell office:value-type="float" office:value="-7.2463768115942021E-3"/>
            <table:table-cell office:value-type="float" office:value="54"/>
          </table:table-row>
          <table:table-row>
            <table:table-cell office:value-type="string">
              <text:p>-0.008474576</text:p>
            </table:table-cell>
            <table:table-cell office:value-type="float" office:value="-8.4745762711864406E-3"/>
            <table:table-cell office:value-type="float" office:value="47"/>
          </table:table-row>
          <table:table-row>
            <table:table-cell office:value-type="string">
              <text:p>-0.010204082</text:p>
            </table:table-cell>
            <table:table-cell office:value-type="float" office:value="-1.020408163265306E-2"/>
            <table:table-cell office:value-type="float" office:value="35"/>
          </table:table-row>
          <table:table-row>
            <table:table-cell office:value-type="string">
              <text:p>-0.012820513</text:p>
            </table:table-cell>
            <table:table-cell office:value-type="float" office:value="-1.2820512820512818E-2"/>
            <table:table-cell office:value-type="float" office:value="27"/>
          </table:table-row>
          <table:table-row>
            <table:table-cell office:value-type="string">
              <text:p>0.005050505</text:p>
            </table:table-cell>
            <table:table-cell office:value-type="float" office:value="5.0505050505050501E-3"/>
            <table:table-cell office:value-type="float" office:value="228"/>
          </table:table-row>
          <table:table-row>
            <table:table-cell office:value-type="string">
              <text:p>0.005617978</text:p>
            </table:table-cell>
            <table:table-cell office:value-type="float" office:value="5.6179775280898875E-3"/>
            <table:table-cell office:value-type="float" office:value="244"/>
          </table:table-row>
          <table:table-row>
            <table:table-cell office:value-type="string">
              <text:p>0.006329114</text:p>
            </table:table-cell>
            <table:table-cell office:value-type="float" office:value="6.3291139240506328E-3"/>
            <table:table-cell office:value-type="float" office:value="251"/>
          </table:table-row>
          <table:table-row>
            <table:table-cell office:value-type="string">
              <text:p>0.007246377</text:p>
            </table:table-cell>
            <table:table-cell office:value-type="float" office:value="7.2463768115942021E-3"/>
            <table:table-cell office:value-type="float" office:value="285"/>
          </table:table-row>
          <table:table-row>
            <table:table-cell office:value-type="string">
              <text:p>0.008474576</text:p>
            </table:table-cell>
            <table:table-cell office:value-type="float" office:value="8.4745762711864406E-3"/>
            <table:table-cell office:value-type="float" office:value="294"/>
          </table:table-row>
          <table:table-row>
            <table:table-cell office:value-type="string">
              <text:p>0.010204082</text:p>
            </table:table-cell>
            <table:table-cell office:value-type="float" office:value="1.020408163265306E-2"/>
            <table:table-cell office:value-type="float" office:value="311"/>
          </table:table-row>
          <table:table-row>
            <table:table-cell office:value-type="string">
              <text:p>0.012820513</text:p>
            </table:table-cell>
            <table:table-cell office:value-type="float" office:value="1.2820512820512818E-2"/>
            <table:table-cell office:value-type="float" office:value="343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3" svg:stroke-width="0.02083in" svg:stroke-color="#4472c4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4.0725984251968pt" svg:width="360.1093700787401pt" chart:style-name="Crt0">
        <chart:title chart:style-name="CT00">
          <text:p text:style-name="a0" text:class-names="" text:cond-style-name="">2B tensio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esistance (Moh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éformation</text:p>
            </chart:title>
            <chart:grid chart:class="major" chart:style-name="GMa1"/>
          </chart:axis>
          <chart:series chart:values-cell-range-address="Final_results_HB,_2B.$B$13:.$B$20" chart:class="chart:scatter" chart:attached-axis="primary-y" chart:style-name="G0S0">
            <chart:domain table:cell-range-address="Final_results_HB,_2B.$C$13:.$C$20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4166in" draw:distance="0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4.462125984252pt" svg:width="360.0914173228347pt" chart:style-name="Crt0">
        <chart:title chart:style-name="CT00">
          <text:p text:style-name="a0" text:class-names="" text:cond-style-name="">2B en compression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inal_results_HB,_2B.$D$15:.$D$20" chart:class="chart:scatter" chart:attached-axis="primary-y" chart:style-name="G0S0">
            <chart:domain table:cell-range-address="Final_results_HB,_2B.$E$15:.$E$20"/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3" svg:stroke-width="0.02083in" svg:stroke-color="#4472c4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0.3926771653543pt" svg:width="372.1787401574803pt" chart:style-name="Crt0">
        <chart:title chart:style-name="CT00">
          <text:p text:style-name="a0" text:class-names="" text:cond-style-name="">2B en compressio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esistance (MOh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éformation</text:p>
            </chart:title>
            <chart:grid chart:class="major" chart:style-name="GMa1"/>
          </chart:axis>
          <chart:series chart:values-cell-range-address="Final_results_HB,_2B.$D$13:.$D$20" chart:class="chart:scatter" chart:attached-axis="primary-y" chart:style-name="G0S0">
            <chart:domain table:cell-range-address="Final_results_HB,_2B.$C$13:.$C$20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4166in" draw:distance="0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35.6227559055118pt" svg:width="199.5652755905512pt" chart:style-name="Crt0">
        <chart:title chart:style-name="CT00">
          <text:p text:style-name="a0" text:class-names="" text:cond-style-name="">B en compression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Test_bench_Measures.$I$2:.$I$8" chart:class="chart:scatter" chart:attached-axis="primary-y" chart:style-name="G0S0">
            <chart:domain table:cell-range-address="Test_bench_Measures.$H$2:.$H$8"/>
            <chart:data-point chart:repeated="7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33.0869291338583pt" svg:width="224.1525196850394pt" chart:style-name="Crt0">
        <chart:title chart:style-name="CT00">
          <text:p text:style-name="a0" text:class-names="" text:cond-style-name="">B en tension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Test_bench_Measures.$I$9:.$I$15" chart:class="chart:scatter" chart:attached-axis="primary-y" chart:style-name="G0S0">
            <chart:domain table:cell-range-address="Test_bench_Measures.$H$9:.$H$15"/>
            <chart:data-point chart:repeated="7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44.786220472441pt" svg:width="238.1629921259843pt" chart:style-name="Crt0">
        <chart:title chart:style-name="CT00">
          <text:p text:style-name="a0" text:class-names="" text:cond-style-name="">HB en compression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Test_bench_Measures.$I$16:.$I$22" chart:class="chart:scatter" chart:attached-axis="primary-y" chart:style-name="G0S0">
            <chart:domain table:cell-range-address="Test_bench_Measures.$H$16:.$H$22"/>
            <chart:data-point chart:repeated="7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